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2" svg:font-family="Georgia"/>
    <style:font-face style:name="Georgia3" svg:font-family="Georgia" style:font-family-generic="roman"/>
    <style:font-face style:name="Arial1" svg:font-family="Arial" style:font-pitch="variable"/>
    <style:font-face style:name="DejaVu Sans1" svg:font-family="'DejaVu Sans'" style:font-pitch="variable"/>
    <style:font-face style:name="Georgia1" svg:font-family="Georgia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Mangal" svg:font-family="Mangal" style:font-pitch="variable"/>
    <style:font-face style:name="Microsoft YaHei" svg:font-family="'Microsoft YaHei'" style:font-pitch="variable"/>
    <style:font-face style:name="Tahoma" svg:font-family="Tahoma" style:font-pitch="variable"/>
    <style:font-face style:name="WenQuanYi Zen Hei Sharp1" svg:font-family="'WenQuanYi Zen Hei Sharp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c5d1d7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aster1-Layout7-blank-Κενή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Κενή-outline1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pr3" style:family="presentation" style:parent-style-name="Master1-Layout7-blank-Κενή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1-Layout1-title-Διαφάνεια-τίτλου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pr5" style:family="presentation" style:parent-style-name="Master1-Layout1-title-Διαφάνεια-τίτλου-sub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pr6" style:family="presentation" style:parent-style-name="Master1-Layout1-title-Διαφάνεια-τίτλου-notes">
      <style:graphic-properties draw:fill-color="#ffffff" fo:min-height="13.365cm"/>
    </style:style>
    <style:style style:name="pr7" style:family="presentation" style:parent-style-name="Master1-Layout7-blank-Κενή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1.2cm" fo:margin-right="0cm" fo:margin-top="0cm" fo:margin-bottom="0.499cm" fo:line-height="100%" fo:text-align="start" fo:text-indent="-0.9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.191cm" fo:margin-bottom="0.499cm" fo:line-height="100%" fo:text-align="start" fo:text-indent="0cm" style:punctuation-wrap="hanging" style:writing-mode="lr-tb">
        <style:tab-stops/>
      </style:paragraph-properties>
    </style:style>
    <style:style style:name="P5" style:family="paragraph">
      <style:paragraph-properties fo:margin-left="0cm" fo:margin-right="0cm" fo:margin-top="0.191cm" fo:margin-bottom="0.499cm" fo:line-height="100%" fo:text-align="justify" fo:text-indent="0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.191cm" fo:margin-bottom="0cm" fo:line-height="100%" fo:text-align="center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7b9899" style:text-line-through-style="none" style:text-line-through-type="none" style:text-position="0% 100%" style:font-name="Georgia" fo:font-size="33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3pt" style:font-style-asian="normal" style:font-weight-asian="normal" style:font-name-complex="Mangal" style:font-size-complex="33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eorgia2" fo:font-size="27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7pt" style:font-style-asian="normal" style:font-weight-asian="normal" style:font-name-complex="Mangal" style:font-size-complex="27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Georgia" fo:font-size="2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7pt" style:font-style-asian="normal" style:font-weight-asian="normal" style:font-name-complex="Mangal" style:font-size-complex="27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Georgia2" fo:font-size="2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7pt" style:font-style-asian="normal" style:font-weight-asian="normal" style:font-name-complex="Mangal" style:font-size-complex="27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Georgia" fo:font-size="27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7pt" style:font-style-asian="normal" style:font-weight-asian="normal" style:font-name-complex="Mangal" style:font-size-complex="27pt" style:font-style-complex="normal" style:font-weight-complex="normal"/>
    </style:style>
    <style:style style:name="T6" style:family="text">
      <style:text-properties fo:font-variant="normal" fo:text-transform="none" fo:color="#7b9899" style:text-line-through-style="none" style:text-line-through-type="none" style:text-position="0% 100%" style:font-name="Georgia" fo:font-size="3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3pt" style:font-style-asian="normal" style:font-weight-asian="normal" style:font-name-complex="Mangal" style:font-size-complex="33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Georgia" fo:font-size="27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27pt" style:font-style-asian="normal" style:font-weight-asian="bold" style:font-name-complex="Mangal" style:font-size-complex="27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eorgia" fo:font-size="27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Microsoft YaHei" style:font-size-asian="27pt" style:font-style-asian="normal" style:font-weight-asian="normal" style:font-name-complex="Mangal" style:font-size-complex="2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">
        <style:list-level-properties/>
        <style:text-properties fo:font-family="'Wingdings 2'" style:font-charset="x-symbol" fo:color="#d16349" fo:font-size="85%"/>
      </text:list-level-style-bullet>
      <text:list-level-style-bullet text:level="2" text:bullet-char="">
        <style:list-level-properties text:space-before="2.4cm"/>
        <style:text-properties fo:font-family="'Wingdings 2'" style:font-charset="x-symbol" fo:color="#d16349" fo:font-size="85%"/>
      </text:list-level-style-bullet>
      <text:list-level-style-bullet text:level="3" text:bullet-char="">
        <style:list-level-properties text:space-before="3.6cm"/>
        <style:text-properties fo:font-family="'Wingdings 2'" style:font-charset="x-symbol" fo:color="#d16349" fo:font-size="85%"/>
      </text:list-level-style-bullet>
      <text:list-level-style-bullet text:level="4" text:bullet-char="">
        <style:list-level-properties text:space-before="4.8cm"/>
        <style:text-properties fo:font-family="'Wingdings 2'" style:font-charset="x-symbol" fo:color="#d16349" fo:font-size="85%"/>
      </text:list-level-style-bullet>
      <text:list-level-style-bullet text:level="5" text:bullet-char="">
        <style:list-level-properties text:space-before="6cm"/>
        <style:text-properties fo:font-family="'Wingdings 2'" style:font-charset="x-symbol" fo:color="#d16349" fo:font-size="85%"/>
      </text:list-level-style-bullet>
      <text:list-level-style-bullet text:level="6" text:bullet-char="">
        <style:list-level-properties text:space-before="7.2cm"/>
        <style:text-properties fo:font-family="'Wingdings 2'" style:font-charset="x-symbol" fo:color="#d16349" fo:font-size="85%"/>
      </text:list-level-style-bullet>
      <text:list-level-style-bullet text:level="7" text:bullet-char="">
        <style:list-level-properties text:space-before="8.4cm"/>
        <style:text-properties fo:font-family="'Wingdings 2'" style:font-charset="x-symbol" fo:color="#d16349" fo:font-size="85%"/>
      </text:list-level-style-bullet>
      <text:list-level-style-bullet text:level="8" text:bullet-char="">
        <style:list-level-properties text:space-before="9.6cm"/>
        <style:text-properties fo:font-family="'Wingdings 2'" style:font-charset="x-symbol" fo:color="#d16349" fo:font-size="85%"/>
      </text:list-level-style-bullet>
      <text:list-level-style-bullet text:level="9" text:bullet-char="">
        <style:list-level-properties text:space-before="1.2cm"/>
        <style:text-properties fo:font-family="'Wingdings 2'" style:font-charset="x-symbol" fo:color="#d16349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">
        <style:list-level-properties/>
        <style:text-properties fo:font-family="'Wingdings 2'" style:font-charset="x-symbol" fo:color="#d16349" fo:font-size="85%"/>
      </text:list-level-style-bullet>
      <text:list-level-style-bullet text:level="2" text:bullet-char="">
        <style:list-level-properties text:space-before="1.2cm"/>
        <style:text-properties fo:font-family="'Wingdings 2'" style:font-charset="x-symbol" fo:color="#d16349" fo:font-size="85%"/>
      </text:list-level-style-bullet>
      <text:list-level-style-bullet text:level="3" text:bullet-char="">
        <style:list-level-properties text:space-before="2.4cm"/>
        <style:text-properties fo:font-family="'Wingdings 2'" style:font-charset="x-symbol" fo:color="#d16349" fo:font-size="85%"/>
      </text:list-level-style-bullet>
      <text:list-level-style-bullet text:level="4" text:bullet-char="">
        <style:list-level-properties text:space-before="3.6cm"/>
        <style:text-properties fo:font-family="'Wingdings 2'" style:font-charset="x-symbol" fo:color="#d16349" fo:font-size="85%"/>
      </text:list-level-style-bullet>
      <text:list-level-style-bullet text:level="5" text:bullet-char="">
        <style:list-level-properties text:space-before="4.8cm"/>
        <style:text-properties fo:font-family="'Wingdings 2'" style:font-charset="x-symbol" fo:color="#d16349" fo:font-size="85%"/>
      </text:list-level-style-bullet>
      <text:list-level-style-bullet text:level="6" text:bullet-char="">
        <style:list-level-properties text:space-before="6cm"/>
        <style:text-properties fo:font-family="'Wingdings 2'" style:font-charset="x-symbol" fo:color="#d16349" fo:font-size="85%"/>
      </text:list-level-style-bullet>
      <text:list-level-style-bullet text:level="7" text:bullet-char="">
        <style:list-level-properties text:space-before="7.2cm"/>
        <style:text-properties fo:font-family="'Wingdings 2'" style:font-charset="x-symbol" fo:color="#d16349" fo:font-size="85%"/>
      </text:list-level-style-bullet>
      <text:list-level-style-bullet text:level="8" text:bullet-char="">
        <style:list-level-properties text:space-before="8.4cm"/>
        <style:text-properties fo:font-family="'Wingdings 2'" style:font-charset="x-symbol" fo:color="#d16349" fo:font-size="85%"/>
      </text:list-level-style-bullet>
      <text:list-level-style-bullet text:level="9" text:bullet-char="">
        <style:list-level-properties/>
        <style:text-properties fo:font-family="'Wingdings 2'" style:font-charset="x-symbol" fo:color="#d16349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cm"/>
        <style:text-properties style:use-window-font-color="true" fo:font-size="45%"/>
      </text:list-level-style-number>
      <text:list-level-style-number text:level="3" style:num-format="">
        <style:list-level-properties text:space-before="2.4cm"/>
        <style:text-properties style:use-window-font-color="true" fo:font-size="45%"/>
      </text:list-level-style-number>
      <text:list-level-style-number text:level="4" style:num-format="">
        <style:list-level-properties text:space-before="3.6cm"/>
        <style:text-properties style:use-window-font-color="true" fo:font-size="45%"/>
      </text:list-level-style-number>
      <text:list-level-style-number text:level="5" style:num-format="">
        <style:list-level-properties text:space-before="4.8cm"/>
        <style:text-properties style:use-window-font-color="true" fo:font-size="45%"/>
      </text:list-level-style-number>
      <text:list-level-style-number text:level="6" style:num-format="">
        <style:list-level-properties text:space-before="6cm"/>
        <style:text-properties style:use-window-font-color="true" fo:font-size="45%"/>
      </text:list-level-style-number>
      <text:list-level-style-number text:level="7" style:num-format="">
        <style:list-level-properties text:space-before="7.2cm"/>
        <style:text-properties style:use-window-font-color="true" fo:font-size="45%"/>
      </text:list-level-style-number>
      <text:list-level-style-number text:level="8" style:num-format="">
        <style:list-level-properties text:space-before="8.4cm"/>
        <style:text-properties style:use-window-font-color="true" fo:font-size="45%"/>
      </text:list-level-style-number>
      <text:list-level-style-number text:level="9" style:num-format="">
        <style:list-level-properties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7-blank-Κενή" presentation:presentation-page-layout-name="AL1T13">
        <draw:frame draw:name="1 - Τίτλος" presentation:style-name="pr1" draw:text-style-name="P2" draw:layer="layout" svg:width="23.706cm" svg:height="2.107cm" svg:x="0.838cm" svg:y="0.635cm" presentation:class="title">
          <draw:text-box>
            <text:p text:style-name="P1"><text:span text:style-name="T1">ΓΝΩΡΙΜΙΑ</text:span></text:p>
          </draw:text-box>
        </draw:frame>
        <draw:frame draw:name="2 - Θέση περιεχομένου" presentation:style-name="pr2" draw:text-style-name="P2" draw:layer="layout" svg:width="23.621cm" svg:height="12.699cm" svg:x="0.838cm" svg:y="4.242cm" presentation:class="outline">
          <draw:text-box>
            <text:list text:style-name="L2">
              <text:list-item>
                <text:p text:style-name="P3"><text:span text:style-name="T2">Πολίτης <text:s/>Φίλιππος</text:span></text:p>
              </text:list-item>
              <text:list-item>
                <text:p text:style-name="P3"><text:span text:style-name="T2">Μαυρικάκης <text:s/>Ιωάννης</text:span></text:p>
              </text:list-item>
            </text:list>
          </draw:text-box>
        </draw:frame>
        <presentation:notes draw:style-name="dp2">
          <draw:page-thumbnail draw:name="1 - Θέση εικόνας διαφάνειας" draw:style-name="gr1" draw:layer="layout" svg:width="14.848cm" svg:height="11.135cm" svg:x="3.074cm" svg:y="2.258cm" draw:page-number="1" presentation:class="page"/>
          <draw:frame draw:name="2 - Θέση σημειώσεων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1-title-Διαφάνεια-τίτλου" presentation:presentation-page-layout-name="AL2T33">
        <draw:frame draw:name="1 - Τίτλος" presentation:style-name="pr4" draw:text-style-name="P2" draw:layer="layout" svg:width="20.602cm" svg:height="2.924cm" svg:x="2.499cm" svg:y="0.524cm" presentation:class="title">
          <draw:text-box>
            <text:p text:style-name="P1"><text:span text:style-name="T1">ΣΥΝΕΙΣΦΟΡΑ</text:span></text:p>
          </draw:text-box>
        </draw:frame>
        <draw:frame draw:name="2 - Υπότιτλος" presentation:style-name="pr5" draw:text-style-name="P2" draw:layer="layout" svg:width="23.803cm" svg:height="13.602cm" svg:x="0.699cm" svg:y="4.124cm" presentation:class="subtitle">
          <draw:text-box>
            <text:list text:style-name="L3">
              <text:list-item>
                <text:p text:style-name="P4"><text:span text:style-name="T3">Big Blue Button</text:span></text:p>
              </text:list-item>
              <text:list-item>
                <text:p text:style-name="P4"><text:span text:style-name="T2">Το συγκεκριμένο block θα συνδέεται με ένα big blue button server και θα εμφανίζει 2 επιλογές: "Watch Live" και "Recorded Sessions". Το watch live θα ανοίγει ένα νέο παράθυρο</text:span><text:span text:style-name="T4"> </text:span><text:span text:style-name="T2">το οποίο θα είναι η σελίδα του </text:span><text:span text:style-name="T4">Big Blue Button </text:span><text:span text:style-name="T2">ενώ το Recorded Sessions ανοίγει ένα παράθυρο με τη λίστα των μαγνητοφωνημένων μαθημάτων.</text:span>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7-blank-Κενή" presentation:presentation-page-layout-name="AL1T13">
        <draw:frame draw:name="Title 1" presentation:style-name="pr7" draw:text-style-name="P2" draw:layer="layout" svg:width="23.706cm" svg:height="2.107cm" svg:x="0.838cm" svg:y="0.635cm" presentation:class="title">
          <draw:text-box>
            <text:p text:style-name="P1"><text:span text:style-name="T1">Δυνατότητες BigBlue Button</text:span></text:p>
          </draw:text-box>
        </draw:frame>
        <draw:frame draw:name="Content Placeholder 2" presentation:style-name="pr2" draw:text-style-name="P2" draw:layer="layout" svg:width="23.621cm" svg:height="12.699cm" svg:x="0.838cm" svg:y="4.242cm" presentation:class="outline">
          <draw:text-box>
            <text:list text:style-name="L4">
              <text:list-item>
                <text:p text:style-name="P5"><text:span text:style-name="T3">BigBlueButton supports multiple audio and video sharing.</text:span></text:p>
              </text:list-item>
              <text:list-item>
                <text:p text:style-name="P4"><text:span text:style-name="T3">Presentations with extended whiteboard capabilities - such as a pointer, zooming and drawing - public and private chat.</text:span></text:p>
              </text:list-item>
              <text:list-item>
                <text:p text:style-name="P5"><text:span text:style-name="T3">Desktop sharing, integrated VoIP using FreeSWITCH, and support for presentation of PDF documents and Microsoft Office documents.</text:span></text:p>
              </text:list-item>
              <text:list-item>
                <text:p text:style-name="P5"><text:span text:style-name="T3">Moreover, users may enter the conference in one of two roles: viewer or moderator.</text:span></text:p>
              </text:list-item>
            </text:list>
            <text:list text:style-name="L5">
              <text:list-item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name="1 - Θέση εικόνας διαφάνειας" draw:style-name="gr1" draw:layer="layout" svg:width="14.848cm" svg:height="11.136cm" svg:x="3.075cm" svg:y="2.257cm" draw:page-number="3" presentation:class="page"/>
          <draw:frame draw:name="2 - Θέση σημειώσεων"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7-blank-Κενή" presentation:presentation-page-layout-name="AL1T13">
        <draw:frame draw:name="Title 1" presentation:style-name="pr7" draw:text-style-name="P2" draw:layer="layout" svg:width="23.706cm" svg:height="2.107cm" svg:x="0.838cm" svg:y="0.635cm" presentation:class="title">
          <draw:text-box>
            <text:p text:style-name="P1"><text:span text:style-name="T1">Viewer, Moderator, Presenter</text:span></text:p>
          </draw:text-box>
        </draw:frame>
        <draw:frame draw:name="Content Placeholder 2" presentation:style-name="pr2" draw:text-style-name="P2" draw:layer="layout" svg:width="23.621cm" svg:height="12.699cm" svg:x="0.838cm" svg:y="4.242cm" presentation:class="outline">
          <draw:text-box>
            <text:list text:style-name="L4">
              <text:list-item>
                <text:p text:style-name="P4"><text:span text:style-name="T3">As a viewer, a user may join the voice conference, share their webcam, raise their hand, and chat with others.</text:span></text:p>
              </text:list-item>
              <text:list-item>
                <text:p text:style-name="P4"><text:span text:style-name="T3">As a moderator, a user may mute/unmute others, eject any user from the session, and make any user the current presenter.</text:span></text:p>
              </text:list-item>
              <text:list-item>
                <text:p text:style-name="P4"><text:span text:style-name="T3">The presenter may upload slides and control the presentation.</text:span></text:p>
              </text:list-item>
            </text:list>
          </draw:text-box>
        </draw:frame>
        <presentation:notes draw:style-name="dp2">
          <draw:page-thumbnail draw:name="1 - Θέση εικόνας διαφάνειας" draw:style-name="gr1" draw:layer="layout" svg:width="14.848cm" svg:height="11.136cm" svg:x="3.075cm" svg:y="2.257cm" draw:page-number="4" presentation:class="page"/>
          <draw:frame draw:name="2 - Θέση σημειώσεων"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7-blank-Κενή" presentation:presentation-page-layout-name="AL1T13">
        <draw:frame draw:name="Title 1" presentation:style-name="pr7" draw:text-style-name="P2" draw:layer="layout" svg:width="23.706cm" svg:height="2.107cm" svg:x="0.838cm" svg:y="0.635cm" presentation:class="title">
          <draw:text-box>
            <text:p text:style-name="P1"><text:span text:style-name="T1">Στοχοι</text:span></text:p>
          </draw:text-box>
        </draw:frame>
        <draw:frame draw:name="Content Placeholder 2" presentation:style-name="pr2" draw:text-style-name="P2" draw:layer="layout" svg:width="23.621cm" svg:height="12.699cm" svg:x="0.838cm" svg:y="4.242cm" presentation:class="outline">
          <draw:text-box>
            <text:list text:style-name="L4">
              <text:list-item>
                <text:p text:style-name="P4"><text:span text:style-name="T5">Κατασκευή </text:span><text:span text:style-name="T3">interface</text:span><text:span text:style-name="T5"> του </text:span><text:span text:style-name="T3">BBB</text:span></text:p>
              </text:list-item>
              <text:list-item>
                <text:p text:style-name="P4"><text:span text:style-name="T3">Set up </text:span><text:span text:style-name="T5">του </text:span><text:span text:style-name="T3">server</text:span></text:p>
              </text:list-item>
              <text:list-item>
                <text:p text:style-name="P4"><text:span text:style-name="T5">Σύνδεση </text:span><text:span text:style-name="T3">web interface </text:span><text:span text:style-name="T5">με </text:span><text:span text:style-name="T3">server</text:span></text:p>
              </text:list-item>
              <text:list-item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name="1 - Θέση εικόνας διαφάνειας" draw:style-name="gr1" draw:layer="layout" svg:width="14.848cm" svg:height="11.135cm" svg:x="3.074cm" svg:y="2.258cm" draw:page-number="5" presentation:class="page"/>
          <draw:frame draw:name="2 - Θέση σημειώσεων"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7-blank-Κενή" presentation:presentation-page-layout-name="AL1T13">
        <draw:frame draw:name="Title 1" presentation:style-name="pr7" draw:text-style-name="P2" draw:layer="layout" svg:width="23.706cm" svg:height="2.107cm" svg:x="0.838cm" svg:y="0.635cm" presentation:class="title">
          <draw:text-box>
            <text:p text:style-name="P6"><text:span text:style-name="T1">Κατασκευή </text:span><text:span text:style-name="T6">interface</text:span><text:span text:style-name="T1"> του </text:span><text:span text:style-name="T6">BBB</text:span></text:p>
          </draw:text-box>
        </draw:frame>
        <draw:frame draw:name="Content Placeholder 2" presentation:style-name="pr2" draw:text-style-name="P2" draw:layer="layout" svg:width="23.621cm" svg:height="12.699cm" svg:x="0.838cm" svg:y="4.242cm" presentation:class="outline">
          <draw:text-box>
            <text:list text:style-name="L4">
              <text:list-item>
                <text:p text:style-name="P4"><text:span text:style-name="T5">Κατασκευή <text:s/>του web interface με HTML</text:span></text:p>
              </text:list-item>
            </text:list>
            <text:list text:style-name="L5">
              <text:list-item>
                <text:p text:style-name="P4"><text:span text:style-name="T5"/></text:p>
              </text:list-item>
              <text:list-item>
                <text:p text:style-name="P4"><text:span text:style-name="T5"/></text:p>
              </text:list-item>
            </text:list>
          </draw:text-box>
        </draw:frame>
        <presentation:notes draw:style-name="dp2">
          <draw:page-thumbnail draw:name="1 - Θέση εικόνας διαφάνειας" draw:style-name="gr1" draw:layer="layout" svg:width="14.848cm" svg:height="11.135cm" svg:x="3.074cm" svg:y="2.258cm" draw:page-number="6" presentation:class="page"/>
          <draw:frame draw:name="2 - Θέση σημειώσεων"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7-blank-Κενή" presentation:presentation-page-layout-name="AL1T13">
        <draw:frame draw:name="Title 1" presentation:style-name="pr7" draw:text-style-name="P2" draw:layer="layout" svg:width="23.706cm" svg:height="2.107cm" svg:x="0.838cm" svg:y="0.635cm" presentation:class="title">
          <draw:text-box>
            <text:p text:style-name="P1"><text:span text:style-name="T1">Ubuntu Server</text:span></text:p>
          </draw:text-box>
        </draw:frame>
        <draw:frame draw:name="Content Placeholder 2" presentation:style-name="pr2" draw:text-style-name="P2" draw:layer="layout" svg:width="23.621cm" svg:height="12.699cm" svg:x="0.838cm" svg:y="4.242cm" presentation:class="outline">
          <draw:text-box>
            <text:list text:style-name="L4">
              <text:list-item>
                <text:p text:style-name="P5"><text:span text:style-name="T3">The BigBlueButton server runs on Ubuntu 10.04 64-bit and can be installed either from source code or from Ubuntu packages.</text:span></text:p>
              </text:list-item>
              <text:list-item>
                <text:p text:style-name="P5"><text:span text:style-name="T3">BigBlueButton is also downloadable as a Virtual Machine (VM) that runs within VMware Player on PC and Unix computers and within VMWare Fusion on Macs.</text:span></text:p>
              </text:list-item>
              <text:list-item>
                <text:p text:style-name="P5"><text:span text:style-name="T3">The BigBlueButton server can also run within a cloud environment, such as Amazon EC2, by installing it on an Ubuntu 10.04 64-bit instance.</text:span></text:p>
              </text:list-item>
            </text:list>
          </draw:text-box>
        </draw:frame>
        <presentation:notes draw:style-name="dp2">
          <draw:page-thumbnail draw:name="1 - Θέση εικόνας διαφάνειας" draw:style-name="gr1" draw:layer="layout" svg:width="14.848cm" svg:height="11.136cm" svg:x="3.075cm" svg:y="2.257cm" draw:page-number="7" presentation:class="page"/>
          <draw:frame draw:name="2 - Θέση σημειώσεων"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7-blank-Κενή" presentation:presentation-page-layout-name="AL1T13">
        <draw:frame draw:name="Title 1" presentation:style-name="pr7" draw:text-style-name="P2" draw:layer="layout" svg:width="23.706cm" svg:height="2.107cm" svg:x="0.838cm" svg:y="0.635cm" presentation:class="title">
          <draw:text-box>
            <text:p text:style-name="P1"><text:span text:style-name="T1">Εγκατάσταση XAMPP</text:span></text:p>
          </draw:text-box>
        </draw:frame>
        <draw:frame draw:name="Content Placeholder 2" presentation:style-name="pr2" draw:text-style-name="P2" draw:layer="layout" svg:width="23.621cm" svg:height="12.699cm" svg:x="0.838cm" svg:y="4.242cm" presentation:class="outline">
          <draw:text-box>
            <text:list text:style-name="L4">
              <text:list-item>
                <text:p text:style-name="P4"><text:span text:style-name="T3">APACHE SERVER</text:span></text:p>
              </text:list-item>
              <text:list-item>
                <text:p text:style-name="P4"><text:span text:style-name="T3">MYSQL SERVER</text:span></text:p>
              </text:list-item>
            </text:list>
            <text:list text:style-name="L5">
              <text:list-item>
                <text:p text:style-name="P4"><text:span text:style-name="T3"/></text:p>
              </text:list-item>
              <text:list-item>
                <text:p text:style-name="P4"><text:span text:style-name="T3">https://docs.moodle.org/28/en/Xampp_Installer_FAQ</text:span></text:p>
              </text:list-item>
            </text:list>
          </draw:text-box>
        </draw:frame>
        <presentation:notes draw:style-name="dp2">
          <draw:page-thumbnail draw:name="1 - Θέση εικόνας διαφάνειας" draw:style-name="gr1" draw:layer="layout" svg:width="14.848cm" svg:height="11.136cm" svg:x="3.075cm" svg:y="2.257cm" draw:page-number="8" presentation:class="page"/>
          <draw:frame draw:name="2 - Θέση σημειώσεων"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7-blank-Κενή" presentation:presentation-page-layout-name="AL1T13">
        <draw:frame draw:name="Title 1" presentation:style-name="pr7" draw:text-style-name="P2" draw:layer="layout" svg:width="23.706cm" svg:height="2.107cm" svg:x="0.838cm" svg:y="0.635cm" presentation:class="title">
          <draw:text-box>
            <text:p text:style-name="P1"><text:span text:style-name="T1">Εγκατάσταση Moodle</text:span></text:p>
          </draw:text-box>
        </draw:frame>
        <draw:frame draw:name="Content Placeholder 2" presentation:style-name="pr2" draw:text-style-name="P2" draw:layer="layout" svg:width="23.621cm" svg:height="12.699cm" svg:x="0.838cm" svg:y="4.242cm" presentation:class="outline">
          <draw:text-box>
            <text:list text:style-name="L4">
              <text:list-item>
                <text:p text:style-name="P4"><text:span text:style-name="T5">Εγκαταστήσαμε το </text:span><text:span text:style-name="T3">Moodle </text:span><text:span text:style-name="T5">σε </text:span><text:span text:style-name="T3">XAMPP</text:span></text:p>
              </text:list-item>
              <text:list-item>
                <text:p text:style-name="P4"><text:span text:style-name="T5">Το <text:s/></text:span><text:span text:style-name="T3">moodle </text:span><text:span text:style-name="T5">είναι μια διαδικτυακή πλατφόρμα ασύγχρονης τηλεκπαίδευσης.</text:span></text:p>
              </text:list-item>
              <text:list-item>
                <text:p text:style-name="P5"><text:span text:style-name="T7">Moodle</text:span><text:span text:style-name="T3"> is a </text:span><text:span text:style-name="T3"><text:a xlink:href="http://en.wikipedia.org/wiki/Free_and_open-source_software" xlink:type="simple">free and open-source software</text:a></text:span><text:span text:style-name="T3"> </text:span><text:span text:style-name="T3"><text:a xlink:href="http://en.wikipedia.org/wiki/Learning_management_system" xlink:type="simple">learning management system</text:a></text:span><text:span text:style-name="T3"> written in </text:span><text:span text:style-name="T3"><text:a xlink:href="http://en.wikipedia.org/wiki/PHP" xlink:type="simple">PHP</text:a></text:span><text:span text:style-name="T3"> and distributed under the </text:span><text:span text:style-name="T3"><text:a xlink:href="http://en.wikipedia.org/wiki/GNU_General_Public_License" xlink:type="simple">GNU General Public License</text:a></text:span><text:span text:style-name="T3">.</text:span></text:p>
              </text:list-item>
              <text:list-item>
                <text:p text:style-name="P5"><text:span text:style-name="T3">Developed on pedagogical principles,Moodle is used for </text:span><text:span text:style-name="T3"><text:a xlink:href="http://en.wikipedia.org/wiki/Blended_learning" xlink:type="simple">blended learning</text:a></text:span><text:span text:style-name="T3">, </text:span><text:span text:style-name="T3"><text:a xlink:href="http://en.wikipedia.org/wiki/Distance_education" xlink:type="simple">distance education</text:a></text:span><text:span text:style-name="T3">, </text:span><text:span text:style-name="T3"><text:a xlink:href="http://en.wikipedia.org/wiki/Flipped_classroom" xlink:type="simple">flipped classroom</text:a></text:span><text:span text:style-name="T3"> and other </text:span><text:span text:style-name="T3"><text:a xlink:href="http://en.wikipedia.org/wiki/E-learning" xlink:type="simple">e-learning</text:a></text:span><text:span text:style-name="T3"> projects in schools, universities, workplaces and other sectors.</text:span></text:p>
              </text:list-item>
            </text:list>
          </draw:text-box>
        </draw:frame>
        <presentation:notes draw:style-name="dp2">
          <draw:page-thumbnail draw:name="1 - Θέση εικόνας διαφάνειας" draw:style-name="gr1" draw:layer="layout" svg:width="14.848cm" svg:height="11.136cm" svg:x="3.075cm" svg:y="2.257cm" draw:page-number="9" presentation:class="page"/>
          <draw:frame draw:name="2 - Θέση σημειώσεων"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7-blank-Κενή" presentation:presentation-page-layout-name="AL1T13">
        <draw:frame draw:name="Title 1" presentation:style-name="pr7" draw:text-style-name="P2" draw:layer="layout" svg:width="23.706cm" svg:height="2.107cm" svg:x="0.838cm" svg:y="0.635cm" presentation:class="title">
          <draw:text-box>
            <text:p text:style-name="P1"><text:span text:style-name="T1">Ιστοσελίδα για Εγκατάσταση ΒΒΒ</text:span></text:p>
          </draw:text-box>
        </draw:frame>
        <draw:frame draw:name="Content Placeholder 2" presentation:style-name="pr2" draw:text-style-name="P2" draw:layer="layout" svg:width="23.621cm" svg:height="12.699cm" svg:x="0.838cm" svg:y="4.242cm" presentation:class="outline">
          <draw:text-box>
            <text:list text:style-name="L4">
              <text:list-item>
                <text:p text:style-name="P4"><text:span text:style-name="T3"><text:a xlink:href="http://docs.bigbluebutton.org/install/install.html" xlink:type="simple">http://docs.bigbluebutton.org/install/install.html</text:a></text:span></text:p>
              </text:list-item>
            </text:list>
          </draw:text-box>
        </draw:frame>
        <presentation:notes draw:style-name="dp2">
          <draw:page-thumbnail draw:name="1 - Θέση εικόνας διαφάνειας" draw:style-name="gr1" draw:layer="layout" svg:width="14.848cm" svg:height="11.136cm" svg:x="3.075cm" svg:y="2.257cm" draw:page-number="10" presentation:class="page"/>
          <draw:frame draw:name="2 - Θέση σημειώσεων"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1" draw:style-name="dp1" draw:master-page-name="Master1-Layout7-blank-Κενή" presentation:presentation-page-layout-name="AL1T13">
        <draw:frame draw:name="Title 1" presentation:style-name="pr7" draw:text-style-name="P2" draw:layer="layout" svg:width="23.706cm" svg:height="2.107cm" svg:x="0.838cm" svg:y="0.635cm" presentation:class="title">
          <draw:text-box>
            <text:p text:style-name="P1"><text:span text:style-name="T1">Χρήση του Moodle</text:span></text:p>
          </draw:text-box>
        </draw:frame>
        <draw:frame draw:name="Content Placeholder 2" presentation:style-name="pr2" draw:text-style-name="P2" draw:layer="layout" svg:width="23.621cm" svg:height="12.699cm" svg:x="0.838cm" svg:y="4.242cm" presentation:class="outline">
          <draw:text-box>
            <text:list text:style-name="L4">
              <text:list-item>
                <text:p text:style-name="P4"><text:span text:style-name="T5">Σαν παράδειγμα χρησημοποιώντας το </text:span><text:span text:style-name="T3">plugin </text:span><text:span text:style-name="T5">του ΒΒΒ</text:span></text:p>
              </text:list-item>
              <text:list-item>
                <text:p text:style-name="P4"><text:span text:style-name="T3">The Moodle activity module allows you to easily create, manage and join BigBlueButton meetings from within Moodle.</text:span></text:p>
              </text:list-item>
              <text:list-item>
                <text:p text:style-name="P4"><text:span text:style-name="T3">The BigBlueButtonBN integration supports record and playback of sessions for Moodle 1.9 and 2.x.</text:span></text:p>
              </text:list-item>
            </text:list>
            <text:list text:style-name="L5">
              <text:list-item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name="1 - Θέση εικόνας διαφάνειας" draw:style-name="gr1" draw:layer="layout" svg:width="14.848cm" svg:height="11.136cm" svg:x="3.075cm" svg:y="2.257cm" draw:page-number="11" presentation:class="page"/>
          <draw:frame draw:name="2 - Θέση σημειώσεων"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7-blank-Κενή" presentation:presentation-page-layout-name="AL1T13">
        <draw:frame draw:name="Title 1" presentation:style-name="pr7" draw:text-style-name="P2" draw:layer="layout" svg:width="23.706cm" svg:height="2.107cm" svg:x="0.838cm" svg:y="0.635cm" presentation:class="title">
          <draw:text-box>
            <text:p text:style-name="P1"><text:span text:style-name="T1">SERVER BBB</text:span></text:p>
          </draw:text-box>
        </draw:frame>
        <draw:frame draw:name="Content Placeholder 2" presentation:style-name="pr2" draw:text-style-name="P2" draw:layer="layout" svg:width="23.621cm" svg:height="14.212cm" svg:x="0.838cm" svg:y="4.242cm" presentation:class="outline">
          <draw:text-box>
            <text:list text:style-name="L4">
              <text:list-item>
                <text:p text:style-name="P5"><text:span text:style-name="T3">Web conferencing is made possible by </text:span><text:span text:style-name="T8"><text:a xlink:href="http://en.wikipedia.org/wiki/Internet" xlink:type="simple">Internet</text:a></text:span><text:span text:style-name="T3"> technologies, particularly on </text:span><text:span text:style-name="T8"><text:a xlink:href="http://en.wikipedia.org/wiki/TCP/IP" xlink:type="simple">TCP/IP</text:a></text:span><text:span text:style-name="T3"> connections.</text:span></text:p>
              </text:list-item>
              <text:list-item>
                <text:p text:style-name="P5"><text:span text:style-name="T3">Services may allow </text:span><text:span text:style-name="T8"><text:a xlink:href="http://en.wikipedia.org/wiki/Real-time_text" xlink:type="simple">real-time</text:a></text:span><text:span text:style-name="T3"> </text:span><text:span text:style-name="T8"><text:a xlink:href="http://en.wikipedia.org/wiki/Point-to-point_(telecommunications)" xlink:type="simple">point-to-point</text:a></text:span><text:span text:style-name="T3"> communications as well as </text:span><text:span text:style-name="T8"><text:a xlink:href="http://en.wikipedia.org/wiki/Multicast" xlink:type="simple">multicast</text:a></text:span><text:span text:style-name="T3"> </text:span><text:span text:style-name="T8"><text:a xlink:href="http://en.wikipedia.org/wiki/Communication" xlink:type="simple">communications</text:a></text:span><text:span text:style-name="T3"> from one sender to many receivers.</text:span></text:p>
              </text:list-item>
              <text:list-item>
                <text:p text:style-name="P5"><text:span text:style-name="T3">It offers data streams of </text:span><text:span text:style-name="T8"><text:a xlink:href="http://en.wikipedia.org/wiki/Text-based" xlink:type="simple">text-based</text:a></text:span><text:span text:style-name="T3"> messages, voice and </text:span><text:span text:style-name="T8"><text:a xlink:href="http://en.wikipedia.org/wiki/Video_chat" xlink:type="simple">video chat</text:a></text:span><text:span text:style-name="T3"> to be shared simultaneously, across geographically dispersed locations</text:span></text:p>
              </text:list-item>
              <text:list-item>
                <text:p text:style-name="P5"><text:span text:style-name="T3">Applications for web conferencing include </text:span><text:span text:style-name="T8"><text:a xlink:href="http://en.wikipedia.org/wiki/Meeting" xlink:type="simple">meetings</text:a></text:span><text:span text:style-name="T3">, training events, lectures, or </text:span><text:span text:style-name="T8"><text:a xlink:href="http://en.wikipedia.org/wiki/Presentation" xlink:type="simple">presentations</text:a></text:span><text:span text:style-name="T3"> from a web-connected </text:span><text:span text:style-name="T8"><text:a xlink:href="http://en.wikipedia.org/wiki/Computer" xlink:type="simple">computer</text:a></text:span><text:span text:style-name="T3"> to other web-connected computers</text:span></text:p>
              </text:list-item>
              <text:list-item>
                <text:p text:style-name="P4"><text:span text:style-name="T3">Install server BBB at ubuntu server 14.10</text:span></text:p>
              </text:list-item>
            </text:list>
            <text:list text:style-name="L5">
              <text:list-item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name="1 - Θέση εικόνας διαφάνειας" draw:style-name="gr1" draw:layer="layout" svg:width="14.848cm" svg:height="11.136cm" svg:x="3.075cm" svg:y="2.257cm" draw:page-number="12" presentation:class="page"/>
          <draw:frame draw:name="2 - Θέση σημειώσεων"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7-blank-Κενή" presentation:presentation-page-layout-name="AL1T13">
        <draw:frame draw:name="Title 1" presentation:style-name="pr7" draw:text-style-name="P2" draw:layer="layout" svg:width="23.706cm" svg:height="2.107cm" svg:x="0.838cm" svg:y="0.635cm" presentation:class="title">
          <draw:text-box>
            <text:p text:style-name="P1"><text:span text:style-name="T1">Καταγραφή Video</text:span></text:p>
          </draw:text-box>
        </draw:frame>
        <draw:frame draw:name="Content Placeholder 2" presentation:style-name="pr2" draw:text-style-name="P2" draw:layer="layout" svg:width="23.621cm" svg:height="12.699cm" svg:x="0.838cm" svg:y="4.242cm" presentation:class="outline">
          <draw:text-box>
            <text:list text:style-name="L4">
              <text:list-item>
                <text:p text:style-name="P4"><text:span text:style-name="T3">Στο path /var/bigbluebutton/recording/raw</text:span></text:p>
              </text:list-item>
            </text:list>
            <text:list text:style-name="L5">
              <text:list-item>
                <text:p text:style-name="P4"><text:span text:style-name="T3">Καταγράφονται τα video και τα αρχεία που καταγράφονται στο μάθημα. Απο εκεί με κάποια καθυστέρηση περίπου 40 λεπτών τα αρχεία μεταφέρονται στον server μας και είναι έτοιμα για παρακολούθηση.</text:span></text:p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name="1 - Θέση εικόνας διαφάνειας" draw:style-name="gr1" draw:layer="layout" svg:width="14.848cm" svg:height="11.136cm" svg:x="3.075cm" svg:y="2.257cm" draw:page-number="13" presentation:class="page"/>
          <draw:frame draw:name="2 - Θέση σημειώσεων"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2" svg:font-family="Georgia"/>
    <style:font-face style:name="Georgia3" svg:font-family="Georgia" style:font-family-generic="roman"/>
    <style:font-face style:name="Arial1" svg:font-family="Arial" style:font-pitch="variable"/>
    <style:font-face style:name="DejaVu Sans1" svg:font-family="'DejaVu Sans'" style:font-pitch="variable"/>
    <style:font-face style:name="Georgia1" svg:font-family="Georgia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Mangal" svg:font-family="Mangal" style:font-pitch="variable"/>
    <style:font-face style:name="Microsoft YaHei" svg:font-family="'Microsoft YaHei'" style:font-pitch="variable"/>
    <style:font-face style:name="Tahoma" svg:font-family="Tahoma" style:font-pitch="variable"/>
    <style:font-face style:name="WenQuanYi Zen Hei Sharp1" svg:font-family="'WenQuanYi Zen Hei Sharp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a121" draw:style="rect" draw:dots1="1" draw:dots1-length="0.105cm" draw:distance="0.105cm"/>
    <draw:stroke-dash draw:name="a184" draw:style="rect" draw:dots1="1" draw:dots1-length="0.105cm" draw:distance="0.105cm"/>
    <draw:stroke-dash draw:name="a21" draw:style="rect" draw:dots1="1" draw:dots1-length="0.105cm" draw:distance="0.105cm"/>
    <draw:stroke-dash draw:name="a260" draw:style="rect" draw:dots1="1" draw:dots1-length="0.105cm" draw:distance="0.105cm"/>
    <draw:stroke-dash draw:name="a324" draw:style="rect" draw:dots1="1" draw:dots1-length="0.105cm" draw:distance="0.105cm"/>
    <draw:stroke-dash draw:name="a416" draw:style="rect" draw:dots1="1" draw:dots1-length="0.105cm" draw:distance="0.105cm"/>
    <draw:stroke-dash draw:name="a516" draw:style="rect" draw:dots1="1" draw:dots1-length="0.105cm" draw:distance="0.105cm"/>
    <draw:stroke-dash draw:name="a576" draw:style="rect" draw:dots1="1" draw:dots1-length="0.105cm" draw:distance="0.105cm"/>
    <draw:stroke-dash draw:name="a632" draw:style="rect" draw:dots1="1" draw:dots1-length="0.105cm" draw:distance="0.105cm"/>
    <draw:stroke-dash draw:name="a712" draw:style="rect" draw:dots1="1" draw:dots1-length="0.105cm" draw:distance="0.105cm"/>
    <draw:stroke-dash draw:name="a779" draw:style="rect" draw:dots1="1" draw:dots1-length="0.105cm" draw:distance="0.105cm"/>
    <draw:stroke-dash draw:name="a855" draw:style="rect" draw:dots1="1" draw:dots1-length="0.105cm" draw:distance="0.105cm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Προεπιλογή-background" style:family="presentation">
      <style:graphic-properties draw:stroke="none" draw:fill="solid" draw:fill-color="#ffffff"/>
      <style:text-properties style:letter-kerning="true"/>
    </style:style>
    <style:style style:name="Master1-Προεπιλογή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Προεπιλογή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Προεπιλογή-outline1" style:family="presentation">
      <style:graphic-properties draw:stroke="none" draw:fill="none" draw:auto-grow-height="false" draw:fit-to-size="shrink-to-fit">
        <text:list-style style:name="Master1-Προεπιλογή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Προεπιλογή-outline2" style:family="presentation" style:parent-style-name="Master1-Προεπιλογή-outline1">
      <style:paragraph-properties fo:margin-top="0cm" fo:margin-bottom="0.4cm"/>
      <style:text-properties fo:font-size="28pt" style:font-size-asian="28pt" style:font-size-complex="28pt"/>
    </style:style>
    <style:style style:name="Master1-Προεπιλογή-outline3" style:family="presentation" style:parent-style-name="Master1-Προεπιλογή-outline2">
      <style:paragraph-properties fo:margin-top="0cm" fo:margin-bottom="0.3cm"/>
      <style:text-properties fo:font-size="24pt" style:font-size-asian="24pt" style:font-size-complex="24pt"/>
    </style:style>
    <style:style style:name="Master1-Προεπιλογή-outline4" style:family="presentation" style:parent-style-name="Master1-Προεπιλογή-outline3">
      <style:paragraph-properties fo:margin-top="0cm" fo:margin-bottom="0.2cm"/>
      <style:text-properties fo:font-size="20pt" style:font-size-asian="20pt" style:font-size-complex="20pt"/>
    </style:style>
    <style:style style:name="Master1-Προεπιλογή-outline5" style:family="presentation" style:parent-style-name="Master1-Προεπιλογή-outline4">
      <style:paragraph-properties fo:margin-top="0cm" fo:margin-bottom="0.1cm"/>
      <style:text-properties fo:font-size="20pt" style:font-size-asian="20pt" style:font-size-complex="20pt"/>
    </style:style>
    <style:style style:name="Master1-Προεπιλογή-outline6" style:family="presentation" style:parent-style-name="Master1-Προεπιλογή-outline5">
      <style:paragraph-properties fo:margin-top="0cm" fo:margin-bottom="0.1cm"/>
      <style:text-properties fo:font-size="20pt" style:font-size-asian="20pt" style:font-size-complex="20pt"/>
    </style:style>
    <style:style style:name="Master1-Προεπιλογή-outline7" style:family="presentation" style:parent-style-name="Master1-Προεπιλογή-outline6">
      <style:paragraph-properties fo:margin-top="0cm" fo:margin-bottom="0.1cm"/>
      <style:text-properties fo:font-size="20pt" style:font-size-asian="20pt" style:font-size-complex="20pt"/>
    </style:style>
    <style:style style:name="Master1-Προεπιλογή-outline8" style:family="presentation" style:parent-style-name="Master1-Προεπιλογή-outline7">
      <style:paragraph-properties fo:margin-top="0cm" fo:margin-bottom="0.1cm"/>
      <style:text-properties fo:font-size="20pt" style:font-size-asian="20pt" style:font-size-complex="20pt"/>
    </style:style>
    <style:style style:name="Master1-Προεπιλογή-outline9" style:family="presentation" style:parent-style-name="Master1-Προεπιλογή-outline8">
      <style:paragraph-properties fo:margin-top="0cm" fo:margin-bottom="0.1cm"/>
      <style:text-properties fo:font-size="20pt" style:font-size-asian="20pt" style:font-size-complex="20pt"/>
    </style:style>
    <style:style style:name="Master1-Προεπιλογή-subtitle" style:family="presentation">
      <style:graphic-properties draw:stroke="none" draw:fill="none" draw:textarea-vertical-align="middle">
        <text:list-style style:name="Master1-Προεπιλογή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Προεπιλογή-title" style:family="presentation">
      <style:graphic-properties draw:stroke="none" draw:fill="none" draw:textarea-vertical-align="middle">
        <text:list-style style:name="Master1-Προεπιλογή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Διαφάνεια-τίτλου-background" style:family="presentation">
      <style:graphic-properties draw:stroke="none" draw:fill="solid" draw:fill-color="#ffffff"/>
      <style:text-properties style:letter-kerning="true"/>
    </style:style>
    <style:style style:name="Master1-Layout1-title-Διαφάνεια-τίτλου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Διαφάνεια-τίτλου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Διαφάνεια-τίτλου-outline1" style:family="presentation">
      <style:graphic-properties draw:stroke="none" draw:fill="none" draw:auto-grow-height="false" draw:fit-to-size="shrink-to-fit">
        <text:list-style style:name="Master1-Layout1-title-Διαφάνεια-τίτλου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Διαφάνεια-τίτλου-outline2" style:family="presentation" style:parent-style-name="Master1-Layout1-title-Διαφάνεια-τίτλου-outline1">
      <style:paragraph-properties fo:margin-top="0cm" fo:margin-bottom="0.4cm"/>
      <style:text-properties fo:font-size="28pt" style:font-size-asian="28pt" style:font-size-complex="28pt"/>
    </style:style>
    <style:style style:name="Master1-Layout1-title-Διαφάνεια-τίτλου-outline3" style:family="presentation" style:parent-style-name="Master1-Layout1-title-Διαφάνεια-τίτλου-outline2">
      <style:paragraph-properties fo:margin-top="0cm" fo:margin-bottom="0.3cm"/>
      <style:text-properties fo:font-size="24pt" style:font-size-asian="24pt" style:font-size-complex="24pt"/>
    </style:style>
    <style:style style:name="Master1-Layout1-title-Διαφάνεια-τίτλου-outline4" style:family="presentation" style:parent-style-name="Master1-Layout1-title-Διαφάνεια-τίτλου-outline3">
      <style:paragraph-properties fo:margin-top="0cm" fo:margin-bottom="0.2cm"/>
      <style:text-properties fo:font-size="20pt" style:font-size-asian="20pt" style:font-size-complex="20pt"/>
    </style:style>
    <style:style style:name="Master1-Layout1-title-Διαφάνεια-τίτλου-outline5" style:family="presentation" style:parent-style-name="Master1-Layout1-title-Διαφάνεια-τίτλου-outline4">
      <style:paragraph-properties fo:margin-top="0cm" fo:margin-bottom="0.1cm"/>
      <style:text-properties fo:font-size="20pt" style:font-size-asian="20pt" style:font-size-complex="20pt"/>
    </style:style>
    <style:style style:name="Master1-Layout1-title-Διαφάνεια-τίτλου-outline6" style:family="presentation" style:parent-style-name="Master1-Layout1-title-Διαφάνεια-τίτλου-outline5">
      <style:paragraph-properties fo:margin-top="0cm" fo:margin-bottom="0.1cm"/>
      <style:text-properties fo:font-size="20pt" style:font-size-asian="20pt" style:font-size-complex="20pt"/>
    </style:style>
    <style:style style:name="Master1-Layout1-title-Διαφάνεια-τίτλου-outline7" style:family="presentation" style:parent-style-name="Master1-Layout1-title-Διαφάνεια-τίτλου-outline6">
      <style:paragraph-properties fo:margin-top="0cm" fo:margin-bottom="0.1cm"/>
      <style:text-properties fo:font-size="20pt" style:font-size-asian="20pt" style:font-size-complex="20pt"/>
    </style:style>
    <style:style style:name="Master1-Layout1-title-Διαφάνεια-τίτλου-outline8" style:family="presentation" style:parent-style-name="Master1-Layout1-title-Διαφάνεια-τίτλου-outline7">
      <style:paragraph-properties fo:margin-top="0cm" fo:margin-bottom="0.1cm"/>
      <style:text-properties fo:font-size="20pt" style:font-size-asian="20pt" style:font-size-complex="20pt"/>
    </style:style>
    <style:style style:name="Master1-Layout1-title-Διαφάνεια-τίτλου-outline9" style:family="presentation" style:parent-style-name="Master1-Layout1-title-Διαφάνεια-τίτλου-outline8">
      <style:paragraph-properties fo:margin-top="0cm" fo:margin-bottom="0.1cm"/>
      <style:text-properties fo:font-size="20pt" style:font-size-asian="20pt" style:font-size-complex="20pt"/>
    </style:style>
    <style:style style:name="Master1-Layout1-title-Διαφάνεια-τίτλου-subtitle" style:family="presentation">
      <style:graphic-properties draw:stroke="none" draw:fill="none" draw:textarea-vertical-align="middle">
        <text:list-style style:name="Master1-Layout1-title-Διαφάνεια-τίτλου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Διαφάνεια-τίτλου-title" style:family="presentation">
      <style:graphic-properties draw:stroke="none" draw:fill="none" draw:textarea-vertical-align="middle">
        <text:list-style style:name="Master1-Layout1-title-Διαφάνεια-τίτλου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Τίτλος-και-Αντικείμενο-background" style:family="presentation">
      <style:graphic-properties draw:stroke="none" draw:fill="solid" draw:fill-color="#ffffff"/>
      <style:text-properties style:letter-kerning="true"/>
    </style:style>
    <style:style style:name="Master1-Layout2-obj-Τίτλος-και-Αντικείμενο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Τίτλος-και-Αντικείμενο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Τίτλος-και-Αντικείμενο-outline1" style:family="presentation">
      <style:graphic-properties draw:stroke="none" draw:fill="none" draw:auto-grow-height="false" draw:fit-to-size="shrink-to-fit">
        <text:list-style style:name="Master1-Layout2-obj-Τίτλος-και-Αντικείμενο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Τίτλος-και-Αντικείμενο-outline2" style:family="presentation" style:parent-style-name="Master1-Layout2-obj-Τίτλος-και-Αντικείμενο-outline1">
      <style:paragraph-properties fo:margin-top="0cm" fo:margin-bottom="0.4cm"/>
      <style:text-properties fo:font-size="28pt" style:font-size-asian="28pt" style:font-size-complex="28pt"/>
    </style:style>
    <style:style style:name="Master1-Layout2-obj-Τίτλος-και-Αντικείμενο-outline3" style:family="presentation" style:parent-style-name="Master1-Layout2-obj-Τίτλος-και-Αντικείμενο-outline2">
      <style:paragraph-properties fo:margin-top="0cm" fo:margin-bottom="0.3cm"/>
      <style:text-properties fo:font-size="24pt" style:font-size-asian="24pt" style:font-size-complex="24pt"/>
    </style:style>
    <style:style style:name="Master1-Layout2-obj-Τίτλος-και-Αντικείμενο-outline4" style:family="presentation" style:parent-style-name="Master1-Layout2-obj-Τίτλος-και-Αντικείμενο-outline3">
      <style:paragraph-properties fo:margin-top="0cm" fo:margin-bottom="0.2cm"/>
      <style:text-properties fo:font-size="20pt" style:font-size-asian="20pt" style:font-size-complex="20pt"/>
    </style:style>
    <style:style style:name="Master1-Layout2-obj-Τίτλος-και-Αντικείμενο-outline5" style:family="presentation" style:parent-style-name="Master1-Layout2-obj-Τίτλος-και-Αντικείμενο-outline4">
      <style:paragraph-properties fo:margin-top="0cm" fo:margin-bottom="0.1cm"/>
      <style:text-properties fo:font-size="20pt" style:font-size-asian="20pt" style:font-size-complex="20pt"/>
    </style:style>
    <style:style style:name="Master1-Layout2-obj-Τίτλος-και-Αντικείμενο-outline6" style:family="presentation" style:parent-style-name="Master1-Layout2-obj-Τίτλος-και-Αντικείμενο-outline5">
      <style:paragraph-properties fo:margin-top="0cm" fo:margin-bottom="0.1cm"/>
      <style:text-properties fo:font-size="20pt" style:font-size-asian="20pt" style:font-size-complex="20pt"/>
    </style:style>
    <style:style style:name="Master1-Layout2-obj-Τίτλος-και-Αντικείμενο-outline7" style:family="presentation" style:parent-style-name="Master1-Layout2-obj-Τίτλος-και-Αντικείμενο-outline6">
      <style:paragraph-properties fo:margin-top="0cm" fo:margin-bottom="0.1cm"/>
      <style:text-properties fo:font-size="20pt" style:font-size-asian="20pt" style:font-size-complex="20pt"/>
    </style:style>
    <style:style style:name="Master1-Layout2-obj-Τίτλος-και-Αντικείμενο-outline8" style:family="presentation" style:parent-style-name="Master1-Layout2-obj-Τίτλος-και-Αντικείμενο-outline7">
      <style:paragraph-properties fo:margin-top="0cm" fo:margin-bottom="0.1cm"/>
      <style:text-properties fo:font-size="20pt" style:font-size-asian="20pt" style:font-size-complex="20pt"/>
    </style:style>
    <style:style style:name="Master1-Layout2-obj-Τίτλος-και-Αντικείμενο-outline9" style:family="presentation" style:parent-style-name="Master1-Layout2-obj-Τίτλος-και-Αντικείμενο-outline8">
      <style:paragraph-properties fo:margin-top="0cm" fo:margin-bottom="0.1cm"/>
      <style:text-properties fo:font-size="20pt" style:font-size-asian="20pt" style:font-size-complex="20pt"/>
    </style:style>
    <style:style style:name="Master1-Layout2-obj-Τίτλος-και-Αντικείμενο-subtitle" style:family="presentation">
      <style:graphic-properties draw:stroke="none" draw:fill="none" draw:textarea-vertical-align="middle">
        <text:list-style style:name="Master1-Layout2-obj-Τίτλος-και-Αντικείμενο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Τίτλος-και-Αντικείμενο-title" style:family="presentation">
      <style:graphic-properties draw:stroke="none" draw:fill="none" draw:textarea-vertical-align="middle">
        <text:list-style style:name="Master1-Layout2-obj-Τίτλος-και-Αντικείμενο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Κεφαλίδα-ενότητας-background" style:family="presentation">
      <style:graphic-properties draw:stroke="none" draw:fill="solid" draw:fill-color="#ffffff"/>
      <style:text-properties style:letter-kerning="true"/>
    </style:style>
    <style:style style:name="Master1-Layout3-secHead-Κεφαλίδα-ενότητα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Κεφαλίδα-ενότητα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Κεφαλίδα-ενότητας-outline1" style:family="presentation">
      <style:graphic-properties draw:stroke="none" draw:fill="none" draw:auto-grow-height="false" draw:fit-to-size="shrink-to-fit">
        <text:list-style style:name="Master1-Layout3-secHead-Κεφαλίδα-ενότητα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Κεφαλίδα-ενότητας-outline2" style:family="presentation" style:parent-style-name="Master1-Layout3-secHead-Κεφαλίδα-ενότητας-outline1">
      <style:paragraph-properties fo:margin-top="0cm" fo:margin-bottom="0.4cm"/>
      <style:text-properties fo:font-size="28pt" style:font-size-asian="28pt" style:font-size-complex="28pt"/>
    </style:style>
    <style:style style:name="Master1-Layout3-secHead-Κεφαλίδα-ενότητας-outline3" style:family="presentation" style:parent-style-name="Master1-Layout3-secHead-Κεφαλίδα-ενότητας-outline2">
      <style:paragraph-properties fo:margin-top="0cm" fo:margin-bottom="0.3cm"/>
      <style:text-properties fo:font-size="24pt" style:font-size-asian="24pt" style:font-size-complex="24pt"/>
    </style:style>
    <style:style style:name="Master1-Layout3-secHead-Κεφαλίδα-ενότητας-outline4" style:family="presentation" style:parent-style-name="Master1-Layout3-secHead-Κεφαλίδα-ενότητας-outline3">
      <style:paragraph-properties fo:margin-top="0cm" fo:margin-bottom="0.2cm"/>
      <style:text-properties fo:font-size="20pt" style:font-size-asian="20pt" style:font-size-complex="20pt"/>
    </style:style>
    <style:style style:name="Master1-Layout3-secHead-Κεφαλίδα-ενότητας-outline5" style:family="presentation" style:parent-style-name="Master1-Layout3-secHead-Κεφαλίδα-ενότητας-outline4">
      <style:paragraph-properties fo:margin-top="0cm" fo:margin-bottom="0.1cm"/>
      <style:text-properties fo:font-size="20pt" style:font-size-asian="20pt" style:font-size-complex="20pt"/>
    </style:style>
    <style:style style:name="Master1-Layout3-secHead-Κεφαλίδα-ενότητας-outline6" style:family="presentation" style:parent-style-name="Master1-Layout3-secHead-Κεφαλίδα-ενότητας-outline5">
      <style:paragraph-properties fo:margin-top="0cm" fo:margin-bottom="0.1cm"/>
      <style:text-properties fo:font-size="20pt" style:font-size-asian="20pt" style:font-size-complex="20pt"/>
    </style:style>
    <style:style style:name="Master1-Layout3-secHead-Κεφαλίδα-ενότητας-outline7" style:family="presentation" style:parent-style-name="Master1-Layout3-secHead-Κεφαλίδα-ενότητας-outline6">
      <style:paragraph-properties fo:margin-top="0cm" fo:margin-bottom="0.1cm"/>
      <style:text-properties fo:font-size="20pt" style:font-size-asian="20pt" style:font-size-complex="20pt"/>
    </style:style>
    <style:style style:name="Master1-Layout3-secHead-Κεφαλίδα-ενότητας-outline8" style:family="presentation" style:parent-style-name="Master1-Layout3-secHead-Κεφαλίδα-ενότητας-outline7">
      <style:paragraph-properties fo:margin-top="0cm" fo:margin-bottom="0.1cm"/>
      <style:text-properties fo:font-size="20pt" style:font-size-asian="20pt" style:font-size-complex="20pt"/>
    </style:style>
    <style:style style:name="Master1-Layout3-secHead-Κεφαλίδα-ενότητας-outline9" style:family="presentation" style:parent-style-name="Master1-Layout3-secHead-Κεφαλίδα-ενότητας-outline8">
      <style:paragraph-properties fo:margin-top="0cm" fo:margin-bottom="0.1cm"/>
      <style:text-properties fo:font-size="20pt" style:font-size-asian="20pt" style:font-size-complex="20pt"/>
    </style:style>
    <style:style style:name="Master1-Layout3-secHead-Κεφαλίδα-ενότητας-subtitle" style:family="presentation">
      <style:graphic-properties draw:stroke="none" draw:fill="none" draw:textarea-vertical-align="middle">
        <text:list-style style:name="Master1-Layout3-secHead-Κεφαλίδα-ενότητα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Κεφαλίδα-ενότητας-title" style:family="presentation">
      <style:graphic-properties draw:stroke="none" draw:fill="none" draw:textarea-vertical-align="middle">
        <text:list-style style:name="Master1-Layout3-secHead-Κεφαλίδα-ενότητα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Δύο-περιεχόμενα-background" style:family="presentation">
      <style:graphic-properties draw:stroke="none" draw:fill="solid" draw:fill-color="#ffffff"/>
      <style:text-properties style:letter-kerning="true"/>
    </style:style>
    <style:style style:name="Master1-Layout4-twoObj-Δύο-περιεχόμενα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Δύο-περιεχόμενα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Δύο-περιεχόμενα-outline1" style:family="presentation">
      <style:graphic-properties draw:stroke="none" draw:fill="none" draw:auto-grow-height="false" draw:fit-to-size="shrink-to-fit">
        <text:list-style style:name="Master1-Layout4-twoObj-Δύο-περιεχόμενα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Δύο-περιεχόμενα-outline2" style:family="presentation" style:parent-style-name="Master1-Layout4-twoObj-Δύο-περιεχόμενα-outline1">
      <style:paragraph-properties fo:margin-top="0cm" fo:margin-bottom="0.4cm"/>
      <style:text-properties fo:font-size="28pt" style:font-size-asian="28pt" style:font-size-complex="28pt"/>
    </style:style>
    <style:style style:name="Master1-Layout4-twoObj-Δύο-περιεχόμενα-outline3" style:family="presentation" style:parent-style-name="Master1-Layout4-twoObj-Δύο-περιεχόμενα-outline2">
      <style:paragraph-properties fo:margin-top="0cm" fo:margin-bottom="0.3cm"/>
      <style:text-properties fo:font-size="24pt" style:font-size-asian="24pt" style:font-size-complex="24pt"/>
    </style:style>
    <style:style style:name="Master1-Layout4-twoObj-Δύο-περιεχόμενα-outline4" style:family="presentation" style:parent-style-name="Master1-Layout4-twoObj-Δύο-περιεχόμενα-outline3">
      <style:paragraph-properties fo:margin-top="0cm" fo:margin-bottom="0.2cm"/>
      <style:text-properties fo:font-size="20pt" style:font-size-asian="20pt" style:font-size-complex="20pt"/>
    </style:style>
    <style:style style:name="Master1-Layout4-twoObj-Δύο-περιεχόμενα-outline5" style:family="presentation" style:parent-style-name="Master1-Layout4-twoObj-Δύο-περιεχόμενα-outline4">
      <style:paragraph-properties fo:margin-top="0cm" fo:margin-bottom="0.1cm"/>
      <style:text-properties fo:font-size="20pt" style:font-size-asian="20pt" style:font-size-complex="20pt"/>
    </style:style>
    <style:style style:name="Master1-Layout4-twoObj-Δύο-περιεχόμενα-outline6" style:family="presentation" style:parent-style-name="Master1-Layout4-twoObj-Δύο-περιεχόμενα-outline5">
      <style:paragraph-properties fo:margin-top="0cm" fo:margin-bottom="0.1cm"/>
      <style:text-properties fo:font-size="20pt" style:font-size-asian="20pt" style:font-size-complex="20pt"/>
    </style:style>
    <style:style style:name="Master1-Layout4-twoObj-Δύο-περιεχόμενα-outline7" style:family="presentation" style:parent-style-name="Master1-Layout4-twoObj-Δύο-περιεχόμενα-outline6">
      <style:paragraph-properties fo:margin-top="0cm" fo:margin-bottom="0.1cm"/>
      <style:text-properties fo:font-size="20pt" style:font-size-asian="20pt" style:font-size-complex="20pt"/>
    </style:style>
    <style:style style:name="Master1-Layout4-twoObj-Δύο-περιεχόμενα-outline8" style:family="presentation" style:parent-style-name="Master1-Layout4-twoObj-Δύο-περιεχόμενα-outline7">
      <style:paragraph-properties fo:margin-top="0cm" fo:margin-bottom="0.1cm"/>
      <style:text-properties fo:font-size="20pt" style:font-size-asian="20pt" style:font-size-complex="20pt"/>
    </style:style>
    <style:style style:name="Master1-Layout4-twoObj-Δύο-περιεχόμενα-outline9" style:family="presentation" style:parent-style-name="Master1-Layout4-twoObj-Δύο-περιεχόμενα-outline8">
      <style:paragraph-properties fo:margin-top="0cm" fo:margin-bottom="0.1cm"/>
      <style:text-properties fo:font-size="20pt" style:font-size-asian="20pt" style:font-size-complex="20pt"/>
    </style:style>
    <style:style style:name="Master1-Layout4-twoObj-Δύο-περιεχόμενα-subtitle" style:family="presentation">
      <style:graphic-properties draw:stroke="none" draw:fill="none" draw:textarea-vertical-align="middle">
        <text:list-style style:name="Master1-Layout4-twoObj-Δύο-περιεχόμενα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Δύο-περιεχόμενα-title" style:family="presentation">
      <style:graphic-properties draw:stroke="none" draw:fill="none" draw:textarea-vertical-align="middle">
        <text:list-style style:name="Master1-Layout4-twoObj-Δύο-περιεχόμενα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Σύγκριση-background" style:family="presentation">
      <style:graphic-properties draw:stroke="none" draw:fill="solid" draw:fill-color="#ffffff"/>
      <style:text-properties style:letter-kerning="true"/>
    </style:style>
    <style:style style:name="Master1-Layout5-twoTxTwoObj-Σύγκριση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Σύγκριση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Σύγκριση-outline1" style:family="presentation">
      <style:graphic-properties draw:stroke="none" draw:fill="none" draw:auto-grow-height="false" draw:fit-to-size="shrink-to-fit">
        <text:list-style style:name="Master1-Layout5-twoTxTwoObj-Σύγκριση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Σύγκριση-outline2" style:family="presentation" style:parent-style-name="Master1-Layout5-twoTxTwoObj-Σύγκριση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Σύγκριση-outline3" style:family="presentation" style:parent-style-name="Master1-Layout5-twoTxTwoObj-Σύγκριση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Σύγκριση-outline4" style:family="presentation" style:parent-style-name="Master1-Layout5-twoTxTwoObj-Σύγκριση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Σύγκριση-outline5" style:family="presentation" style:parent-style-name="Master1-Layout5-twoTxTwoObj-Σύγκριση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Σύγκριση-outline6" style:family="presentation" style:parent-style-name="Master1-Layout5-twoTxTwoObj-Σύγκριση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Σύγκριση-outline7" style:family="presentation" style:parent-style-name="Master1-Layout5-twoTxTwoObj-Σύγκριση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Σύγκριση-outline8" style:family="presentation" style:parent-style-name="Master1-Layout5-twoTxTwoObj-Σύγκριση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Σύγκριση-outline9" style:family="presentation" style:parent-style-name="Master1-Layout5-twoTxTwoObj-Σύγκριση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Σύγκριση-subtitle" style:family="presentation">
      <style:graphic-properties draw:stroke="none" draw:fill="none" draw:textarea-vertical-align="middle">
        <text:list-style style:name="Master1-Layout5-twoTxTwoObj-Σύγκριση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Σύγκριση-title" style:family="presentation">
      <style:graphic-properties draw:stroke="none" draw:fill="none" draw:textarea-vertical-align="middle">
        <text:list-style style:name="Master1-Layout5-twoTxTwoObj-Σύγκριση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Μόνο-τίτλος-background" style:family="presentation">
      <style:graphic-properties draw:stroke="none" draw:fill="solid" draw:fill-color="#ffffff"/>
      <style:text-properties style:letter-kerning="true"/>
    </style:style>
    <style:style style:name="Master1-Layout6-titleOnly-Μόνο-τίτλο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Μόνο-τίτλο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Μόνο-τίτλος-outline1" style:family="presentation">
      <style:graphic-properties draw:stroke="none" draw:fill="none" draw:auto-grow-height="false" draw:fit-to-size="shrink-to-fit">
        <text:list-style style:name="Master1-Layout6-titleOnly-Μόνο-τίτλο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Μόνο-τίτλος-outline2" style:family="presentation" style:parent-style-name="Master1-Layout6-titleOnly-Μόνο-τίτλος-outline1">
      <style:paragraph-properties fo:margin-top="0cm" fo:margin-bottom="0.4cm"/>
      <style:text-properties fo:font-size="28pt" style:font-size-asian="28pt" style:font-size-complex="28pt"/>
    </style:style>
    <style:style style:name="Master1-Layout6-titleOnly-Μόνο-τίτλος-outline3" style:family="presentation" style:parent-style-name="Master1-Layout6-titleOnly-Μόνο-τίτλος-outline2">
      <style:paragraph-properties fo:margin-top="0cm" fo:margin-bottom="0.3cm"/>
      <style:text-properties fo:font-size="24pt" style:font-size-asian="24pt" style:font-size-complex="24pt"/>
    </style:style>
    <style:style style:name="Master1-Layout6-titleOnly-Μόνο-τίτλος-outline4" style:family="presentation" style:parent-style-name="Master1-Layout6-titleOnly-Μόνο-τίτλος-outline3">
      <style:paragraph-properties fo:margin-top="0cm" fo:margin-bottom="0.2cm"/>
      <style:text-properties fo:font-size="20pt" style:font-size-asian="20pt" style:font-size-complex="20pt"/>
    </style:style>
    <style:style style:name="Master1-Layout6-titleOnly-Μόνο-τίτλος-outline5" style:family="presentation" style:parent-style-name="Master1-Layout6-titleOnly-Μόνο-τίτλος-outline4">
      <style:paragraph-properties fo:margin-top="0cm" fo:margin-bottom="0.1cm"/>
      <style:text-properties fo:font-size="20pt" style:font-size-asian="20pt" style:font-size-complex="20pt"/>
    </style:style>
    <style:style style:name="Master1-Layout6-titleOnly-Μόνο-τίτλος-outline6" style:family="presentation" style:parent-style-name="Master1-Layout6-titleOnly-Μόνο-τίτλος-outline5">
      <style:paragraph-properties fo:margin-top="0cm" fo:margin-bottom="0.1cm"/>
      <style:text-properties fo:font-size="20pt" style:font-size-asian="20pt" style:font-size-complex="20pt"/>
    </style:style>
    <style:style style:name="Master1-Layout6-titleOnly-Μόνο-τίτλος-outline7" style:family="presentation" style:parent-style-name="Master1-Layout6-titleOnly-Μόνο-τίτλος-outline6">
      <style:paragraph-properties fo:margin-top="0cm" fo:margin-bottom="0.1cm"/>
      <style:text-properties fo:font-size="20pt" style:font-size-asian="20pt" style:font-size-complex="20pt"/>
    </style:style>
    <style:style style:name="Master1-Layout6-titleOnly-Μόνο-τίτλος-outline8" style:family="presentation" style:parent-style-name="Master1-Layout6-titleOnly-Μόνο-τίτλος-outline7">
      <style:paragraph-properties fo:margin-top="0cm" fo:margin-bottom="0.1cm"/>
      <style:text-properties fo:font-size="20pt" style:font-size-asian="20pt" style:font-size-complex="20pt"/>
    </style:style>
    <style:style style:name="Master1-Layout6-titleOnly-Μόνο-τίτλος-outline9" style:family="presentation" style:parent-style-name="Master1-Layout6-titleOnly-Μόνο-τίτλος-outline8">
      <style:paragraph-properties fo:margin-top="0cm" fo:margin-bottom="0.1cm"/>
      <style:text-properties fo:font-size="20pt" style:font-size-asian="20pt" style:font-size-complex="20pt"/>
    </style:style>
    <style:style style:name="Master1-Layout6-titleOnly-Μόνο-τίτλος-subtitle" style:family="presentation">
      <style:graphic-properties draw:stroke="none" draw:fill="none" draw:textarea-vertical-align="middle">
        <text:list-style style:name="Master1-Layout6-titleOnly-Μόνο-τίτλο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Μόνο-τίτλος-title" style:family="presentation">
      <style:graphic-properties draw:stroke="none" draw:fill="none" draw:textarea-vertical-align="middle">
        <text:list-style style:name="Master1-Layout6-titleOnly-Μόνο-τίτλο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Κενή-background" style:family="presentation">
      <style:graphic-properties draw:stroke="none" draw:fill="solid" draw:fill-color="#ffffff"/>
      <style:text-properties style:letter-kerning="true"/>
    </style:style>
    <style:style style:name="Master1-Layout7-blank-Κενή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Κενή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Κενή-outline1" style:family="presentation">
      <style:graphic-properties draw:stroke="none" draw:fill="none" draw:auto-grow-height="false" draw:fit-to-size="shrink-to-fit">
        <text:list-style style:name="Master1-Layout7-blank-Κενή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Κενή-outline2" style:family="presentation" style:parent-style-name="Master1-Layout7-blank-Κενή-outline1">
      <style:paragraph-properties fo:margin-top="0cm" fo:margin-bottom="0.4cm"/>
      <style:text-properties fo:font-size="28pt" style:font-size-asian="28pt" style:font-size-complex="28pt"/>
    </style:style>
    <style:style style:name="Master1-Layout7-blank-Κενή-outline3" style:family="presentation" style:parent-style-name="Master1-Layout7-blank-Κενή-outline2">
      <style:paragraph-properties fo:margin-top="0cm" fo:margin-bottom="0.3cm"/>
      <style:text-properties fo:font-size="24pt" style:font-size-asian="24pt" style:font-size-complex="24pt"/>
    </style:style>
    <style:style style:name="Master1-Layout7-blank-Κενή-outline4" style:family="presentation" style:parent-style-name="Master1-Layout7-blank-Κενή-outline3">
      <style:paragraph-properties fo:margin-top="0cm" fo:margin-bottom="0.2cm"/>
      <style:text-properties fo:font-size="20pt" style:font-size-asian="20pt" style:font-size-complex="20pt"/>
    </style:style>
    <style:style style:name="Master1-Layout7-blank-Κενή-outline5" style:family="presentation" style:parent-style-name="Master1-Layout7-blank-Κενή-outline4">
      <style:paragraph-properties fo:margin-top="0cm" fo:margin-bottom="0.1cm"/>
      <style:text-properties fo:font-size="20pt" style:font-size-asian="20pt" style:font-size-complex="20pt"/>
    </style:style>
    <style:style style:name="Master1-Layout7-blank-Κενή-outline6" style:family="presentation" style:parent-style-name="Master1-Layout7-blank-Κενή-outline5">
      <style:paragraph-properties fo:margin-top="0cm" fo:margin-bottom="0.1cm"/>
      <style:text-properties fo:font-size="20pt" style:font-size-asian="20pt" style:font-size-complex="20pt"/>
    </style:style>
    <style:style style:name="Master1-Layout7-blank-Κενή-outline7" style:family="presentation" style:parent-style-name="Master1-Layout7-blank-Κενή-outline6">
      <style:paragraph-properties fo:margin-top="0cm" fo:margin-bottom="0.1cm"/>
      <style:text-properties fo:font-size="20pt" style:font-size-asian="20pt" style:font-size-complex="20pt"/>
    </style:style>
    <style:style style:name="Master1-Layout7-blank-Κενή-outline8" style:family="presentation" style:parent-style-name="Master1-Layout7-blank-Κενή-outline7">
      <style:paragraph-properties fo:margin-top="0cm" fo:margin-bottom="0.1cm"/>
      <style:text-properties fo:font-size="20pt" style:font-size-asian="20pt" style:font-size-complex="20pt"/>
    </style:style>
    <style:style style:name="Master1-Layout7-blank-Κενή-outline9" style:family="presentation" style:parent-style-name="Master1-Layout7-blank-Κενή-outline8">
      <style:paragraph-properties fo:margin-top="0cm" fo:margin-bottom="0.1cm"/>
      <style:text-properties fo:font-size="20pt" style:font-size-asian="20pt" style:font-size-complex="20pt"/>
    </style:style>
    <style:style style:name="Master1-Layout7-blank-Κενή-subtitle" style:family="presentation">
      <style:graphic-properties draw:stroke="none" draw:fill="none" draw:textarea-vertical-align="middle">
        <text:list-style style:name="Master1-Layout7-blank-Κενή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Κενή-title" style:family="presentation">
      <style:graphic-properties draw:stroke="none" draw:fill="none" draw:textarea-vertical-align="middle">
        <text:list-style style:name="Master1-Layout7-blank-Κενή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Περιεχόμενο-με-λεζάντα-background" style:family="presentation">
      <style:graphic-properties draw:stroke="none" draw:fill="solid" draw:fill-color="#ffffff"/>
      <style:text-properties style:letter-kerning="true"/>
    </style:style>
    <style:style style:name="Master1-Layout8-objTx-Περιεχόμενο-με-λεζάντα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Περιεχόμενο-με-λεζάντα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Περιεχόμενο-με-λεζάντα-outline1" style:family="presentation">
      <style:graphic-properties draw:stroke="none" draw:fill="none" draw:auto-grow-height="false" draw:fit-to-size="shrink-to-fit">
        <text:list-style style:name="Master1-Layout8-objTx-Περιεχόμενο-με-λεζάντα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Περιεχόμενο-με-λεζάντα-outline2" style:family="presentation" style:parent-style-name="Master1-Layout8-objTx-Περιεχόμενο-με-λεζάντα-outline1">
      <style:paragraph-properties fo:margin-top="0cm" fo:margin-bottom="0.4cm"/>
      <style:text-properties fo:font-size="28pt" style:font-size-asian="28pt" style:font-size-complex="28pt"/>
    </style:style>
    <style:style style:name="Master1-Layout8-objTx-Περιεχόμενο-με-λεζάντα-outline3" style:family="presentation" style:parent-style-name="Master1-Layout8-objTx-Περιεχόμενο-με-λεζάντα-outline2">
      <style:paragraph-properties fo:margin-top="0cm" fo:margin-bottom="0.3cm"/>
      <style:text-properties fo:font-size="24pt" style:font-size-asian="24pt" style:font-size-complex="24pt"/>
    </style:style>
    <style:style style:name="Master1-Layout8-objTx-Περιεχόμενο-με-λεζάντα-outline4" style:family="presentation" style:parent-style-name="Master1-Layout8-objTx-Περιεχόμενο-με-λεζάντα-outline3">
      <style:paragraph-properties fo:margin-top="0cm" fo:margin-bottom="0.2cm"/>
      <style:text-properties fo:font-size="20pt" style:font-size-asian="20pt" style:font-size-complex="20pt"/>
    </style:style>
    <style:style style:name="Master1-Layout8-objTx-Περιεχόμενο-με-λεζάντα-outline5" style:family="presentation" style:parent-style-name="Master1-Layout8-objTx-Περιεχόμενο-με-λεζάντα-outline4">
      <style:paragraph-properties fo:margin-top="0cm" fo:margin-bottom="0.1cm"/>
      <style:text-properties fo:font-size="20pt" style:font-size-asian="20pt" style:font-size-complex="20pt"/>
    </style:style>
    <style:style style:name="Master1-Layout8-objTx-Περιεχόμενο-με-λεζάντα-outline6" style:family="presentation" style:parent-style-name="Master1-Layout8-objTx-Περιεχόμενο-με-λεζάντα-outline5">
      <style:paragraph-properties fo:margin-top="0cm" fo:margin-bottom="0.1cm"/>
      <style:text-properties fo:font-size="20pt" style:font-size-asian="20pt" style:font-size-complex="20pt"/>
    </style:style>
    <style:style style:name="Master1-Layout8-objTx-Περιεχόμενο-με-λεζάντα-outline7" style:family="presentation" style:parent-style-name="Master1-Layout8-objTx-Περιεχόμενο-με-λεζάντα-outline6">
      <style:paragraph-properties fo:margin-top="0cm" fo:margin-bottom="0.1cm"/>
      <style:text-properties fo:font-size="20pt" style:font-size-asian="20pt" style:font-size-complex="20pt"/>
    </style:style>
    <style:style style:name="Master1-Layout8-objTx-Περιεχόμενο-με-λεζάντα-outline8" style:family="presentation" style:parent-style-name="Master1-Layout8-objTx-Περιεχόμενο-με-λεζάντα-outline7">
      <style:paragraph-properties fo:margin-top="0cm" fo:margin-bottom="0.1cm"/>
      <style:text-properties fo:font-size="20pt" style:font-size-asian="20pt" style:font-size-complex="20pt"/>
    </style:style>
    <style:style style:name="Master1-Layout8-objTx-Περιεχόμενο-με-λεζάντα-outline9" style:family="presentation" style:parent-style-name="Master1-Layout8-objTx-Περιεχόμενο-με-λεζάντα-outline8">
      <style:paragraph-properties fo:margin-top="0cm" fo:margin-bottom="0.1cm"/>
      <style:text-properties fo:font-size="20pt" style:font-size-asian="20pt" style:font-size-complex="20pt"/>
    </style:style>
    <style:style style:name="Master1-Layout8-objTx-Περιεχόμενο-με-λεζάντα-subtitle" style:family="presentation">
      <style:graphic-properties draw:stroke="none" draw:fill="none" draw:textarea-vertical-align="middle">
        <text:list-style style:name="Master1-Layout8-objTx-Περιεχόμενο-με-λεζάντα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Περιεχόμενο-με-λεζάντα-title" style:family="presentation">
      <style:graphic-properties draw:stroke="none" draw:fill="none" draw:textarea-vertical-align="middle">
        <text:list-style style:name="Master1-Layout8-objTx-Περιεχόμενο-με-λεζάντα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Εικόνα-με-λεζάντα-background" style:family="presentation">
      <style:graphic-properties draw:stroke="none" draw:fill="solid" draw:fill-color="#ffffff"/>
      <style:text-properties style:letter-kerning="true"/>
    </style:style>
    <style:style style:name="Master1-Layout9-picTx-Εικόνα-με-λεζάντα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Εικόνα-με-λεζάντα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Εικόνα-με-λεζάντα-outline1" style:family="presentation">
      <style:graphic-properties draw:stroke="none" draw:fill="none" draw:auto-grow-height="false" draw:fit-to-size="shrink-to-fit">
        <text:list-style style:name="Master1-Layout9-picTx-Εικόνα-με-λεζάντα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Εικόνα-με-λεζάντα-outline2" style:family="presentation" style:parent-style-name="Master1-Layout9-picTx-Εικόνα-με-λεζάντα-outline1">
      <style:paragraph-properties fo:margin-top="0cm" fo:margin-bottom="0.4cm"/>
      <style:text-properties fo:font-size="28pt" style:font-size-asian="28pt" style:font-size-complex="28pt"/>
    </style:style>
    <style:style style:name="Master1-Layout9-picTx-Εικόνα-με-λεζάντα-outline3" style:family="presentation" style:parent-style-name="Master1-Layout9-picTx-Εικόνα-με-λεζάντα-outline2">
      <style:paragraph-properties fo:margin-top="0cm" fo:margin-bottom="0.3cm"/>
      <style:text-properties fo:font-size="24pt" style:font-size-asian="24pt" style:font-size-complex="24pt"/>
    </style:style>
    <style:style style:name="Master1-Layout9-picTx-Εικόνα-με-λεζάντα-outline4" style:family="presentation" style:parent-style-name="Master1-Layout9-picTx-Εικόνα-με-λεζάντα-outline3">
      <style:paragraph-properties fo:margin-top="0cm" fo:margin-bottom="0.2cm"/>
      <style:text-properties fo:font-size="20pt" style:font-size-asian="20pt" style:font-size-complex="20pt"/>
    </style:style>
    <style:style style:name="Master1-Layout9-picTx-Εικόνα-με-λεζάντα-outline5" style:family="presentation" style:parent-style-name="Master1-Layout9-picTx-Εικόνα-με-λεζάντα-outline4">
      <style:paragraph-properties fo:margin-top="0cm" fo:margin-bottom="0.1cm"/>
      <style:text-properties fo:font-size="20pt" style:font-size-asian="20pt" style:font-size-complex="20pt"/>
    </style:style>
    <style:style style:name="Master1-Layout9-picTx-Εικόνα-με-λεζάντα-outline6" style:family="presentation" style:parent-style-name="Master1-Layout9-picTx-Εικόνα-με-λεζάντα-outline5">
      <style:paragraph-properties fo:margin-top="0cm" fo:margin-bottom="0.1cm"/>
      <style:text-properties fo:font-size="20pt" style:font-size-asian="20pt" style:font-size-complex="20pt"/>
    </style:style>
    <style:style style:name="Master1-Layout9-picTx-Εικόνα-με-λεζάντα-outline7" style:family="presentation" style:parent-style-name="Master1-Layout9-picTx-Εικόνα-με-λεζάντα-outline6">
      <style:paragraph-properties fo:margin-top="0cm" fo:margin-bottom="0.1cm"/>
      <style:text-properties fo:font-size="20pt" style:font-size-asian="20pt" style:font-size-complex="20pt"/>
    </style:style>
    <style:style style:name="Master1-Layout9-picTx-Εικόνα-με-λεζάντα-outline8" style:family="presentation" style:parent-style-name="Master1-Layout9-picTx-Εικόνα-με-λεζάντα-outline7">
      <style:paragraph-properties fo:margin-top="0cm" fo:margin-bottom="0.1cm"/>
      <style:text-properties fo:font-size="20pt" style:font-size-asian="20pt" style:font-size-complex="20pt"/>
    </style:style>
    <style:style style:name="Master1-Layout9-picTx-Εικόνα-με-λεζάντα-outline9" style:family="presentation" style:parent-style-name="Master1-Layout9-picTx-Εικόνα-με-λεζάντα-outline8">
      <style:paragraph-properties fo:margin-top="0cm" fo:margin-bottom="0.1cm"/>
      <style:text-properties fo:font-size="20pt" style:font-size-asian="20pt" style:font-size-complex="20pt"/>
    </style:style>
    <style:style style:name="Master1-Layout9-picTx-Εικόνα-με-λεζάντα-subtitle" style:family="presentation">
      <style:graphic-properties draw:stroke="none" draw:fill="none" draw:textarea-vertical-align="middle">
        <text:list-style style:name="Master1-Layout9-picTx-Εικόνα-με-λεζάντα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Εικόνα-με-λεζάντα-title" style:family="presentation">
      <style:graphic-properties draw:stroke="none" draw:fill="none" draw:textarea-vertical-align="middle">
        <text:list-style style:name="Master1-Layout9-picTx-Εικόνα-με-λεζάντα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Τίτλος-και-Κατακόρυφο-κείμενο-background" style:family="presentation">
      <style:graphic-properties draw:stroke="none" draw:fill="solid" draw:fill-color="#ffffff"/>
      <style:text-properties style:letter-kerning="true"/>
    </style:style>
    <style:style style:name="Master1-Layout10-vertTx-Τίτλος-και-Κατακόρυφο-κείμενο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Τίτλος-και-Κατακόρυφο-κείμενο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Τίτλος-και-Κατακόρυφο-κείμενο-outline1" style:family="presentation">
      <style:graphic-properties draw:stroke="none" draw:fill="none" draw:auto-grow-height="false" draw:fit-to-size="shrink-to-fit">
        <text:list-style style:name="Master1-Layout10-vertTx-Τίτλος-και-Κατακόρυφο-κείμενο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Τίτλος-και-Κατακόρυφο-κείμενο-outline2" style:family="presentation" style:parent-style-name="Master1-Layout10-vertTx-Τίτλος-και-Κατακόρυφο-κείμενο-outline1">
      <style:paragraph-properties fo:margin-top="0cm" fo:margin-bottom="0.4cm"/>
      <style:text-properties fo:font-size="28pt" style:font-size-asian="28pt" style:font-size-complex="28pt"/>
    </style:style>
    <style:style style:name="Master1-Layout10-vertTx-Τίτλος-και-Κατακόρυφο-κείμενο-outline3" style:family="presentation" style:parent-style-name="Master1-Layout10-vertTx-Τίτλος-και-Κατακόρυφο-κείμενο-outline2">
      <style:paragraph-properties fo:margin-top="0cm" fo:margin-bottom="0.3cm"/>
      <style:text-properties fo:font-size="24pt" style:font-size-asian="24pt" style:font-size-complex="24pt"/>
    </style:style>
    <style:style style:name="Master1-Layout10-vertTx-Τίτλος-και-Κατακόρυφο-κείμενο-outline4" style:family="presentation" style:parent-style-name="Master1-Layout10-vertTx-Τίτλος-και-Κατακόρυφο-κείμενο-outline3">
      <style:paragraph-properties fo:margin-top="0cm" fo:margin-bottom="0.2cm"/>
      <style:text-properties fo:font-size="20pt" style:font-size-asian="20pt" style:font-size-complex="20pt"/>
    </style:style>
    <style:style style:name="Master1-Layout10-vertTx-Τίτλος-και-Κατακόρυφο-κείμενο-outline5" style:family="presentation" style:parent-style-name="Master1-Layout10-vertTx-Τίτλος-και-Κατακόρυφο-κείμενο-outline4">
      <style:paragraph-properties fo:margin-top="0cm" fo:margin-bottom="0.1cm"/>
      <style:text-properties fo:font-size="20pt" style:font-size-asian="20pt" style:font-size-complex="20pt"/>
    </style:style>
    <style:style style:name="Master1-Layout10-vertTx-Τίτλος-και-Κατακόρυφο-κείμενο-outline6" style:family="presentation" style:parent-style-name="Master1-Layout10-vertTx-Τίτλος-και-Κατακόρυφο-κείμενο-outline5">
      <style:paragraph-properties fo:margin-top="0cm" fo:margin-bottom="0.1cm"/>
      <style:text-properties fo:font-size="20pt" style:font-size-asian="20pt" style:font-size-complex="20pt"/>
    </style:style>
    <style:style style:name="Master1-Layout10-vertTx-Τίτλος-και-Κατακόρυφο-κείμενο-outline7" style:family="presentation" style:parent-style-name="Master1-Layout10-vertTx-Τίτλος-και-Κατακόρυφο-κείμενο-outline6">
      <style:paragraph-properties fo:margin-top="0cm" fo:margin-bottom="0.1cm"/>
      <style:text-properties fo:font-size="20pt" style:font-size-asian="20pt" style:font-size-complex="20pt"/>
    </style:style>
    <style:style style:name="Master1-Layout10-vertTx-Τίτλος-και-Κατακόρυφο-κείμενο-outline8" style:family="presentation" style:parent-style-name="Master1-Layout10-vertTx-Τίτλος-και-Κατακόρυφο-κείμενο-outline7">
      <style:paragraph-properties fo:margin-top="0cm" fo:margin-bottom="0.1cm"/>
      <style:text-properties fo:font-size="20pt" style:font-size-asian="20pt" style:font-size-complex="20pt"/>
    </style:style>
    <style:style style:name="Master1-Layout10-vertTx-Τίτλος-και-Κατακόρυφο-κείμενο-outline9" style:family="presentation" style:parent-style-name="Master1-Layout10-vertTx-Τίτλος-και-Κατακόρυφο-κείμενο-outline8">
      <style:paragraph-properties fo:margin-top="0cm" fo:margin-bottom="0.1cm"/>
      <style:text-properties fo:font-size="20pt" style:font-size-asian="20pt" style:font-size-complex="20pt"/>
    </style:style>
    <style:style style:name="Master1-Layout10-vertTx-Τίτλος-και-Κατακόρυφο-κείμενο-subtitle" style:family="presentation">
      <style:graphic-properties draw:stroke="none" draw:fill="none" draw:textarea-vertical-align="middle">
        <text:list-style style:name="Master1-Layout10-vertTx-Τίτλος-και-Κατακόρυφο-κείμενο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Τίτλος-και-Κατακόρυφο-κείμενο-title" style:family="presentation">
      <style:graphic-properties draw:stroke="none" draw:fill="none" draw:textarea-vertical-align="middle">
        <text:list-style style:name="Master1-Layout10-vertTx-Τίτλος-και-Κατακόρυφο-κείμενο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Κατακόρυφος-τίτλος-και-Κείμενο-background" style:family="presentation">
      <style:graphic-properties draw:stroke="none" draw:fill="solid" draw:fill-color="#ffffff"/>
      <style:text-properties style:letter-kerning="true"/>
    </style:style>
    <style:style style:name="Master1-Layout11-vertTitleAndTx-Κατακόρυφος-τίτλος-και-Κείμενο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Κατακόρυφος-τίτλος-και-Κείμενο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Κατακόρυφος-τίτλος-και-Κείμενο-outline1" style:family="presentation">
      <style:graphic-properties draw:stroke="none" draw:fill="none" draw:auto-grow-height="false" draw:fit-to-size="shrink-to-fit">
        <text:list-style style:name="Master1-Layout11-vertTitleAndTx-Κατακόρυφος-τίτλος-και-Κείμενο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Κατακόρυφος-τίτλος-και-Κείμενο-outline2" style:family="presentation" style:parent-style-name="Master1-Layout11-vertTitleAndTx-Κατακόρυφος-τίτλος-και-Κείμενο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Κατακόρυφος-τίτλος-και-Κείμενο-outline3" style:family="presentation" style:parent-style-name="Master1-Layout11-vertTitleAndTx-Κατακόρυφος-τίτλος-και-Κείμενο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Κατακόρυφος-τίτλος-και-Κείμενο-outline4" style:family="presentation" style:parent-style-name="Master1-Layout11-vertTitleAndTx-Κατακόρυφος-τίτλος-και-Κείμενο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Κατακόρυφος-τίτλος-και-Κείμενο-outline5" style:family="presentation" style:parent-style-name="Master1-Layout11-vertTitleAndTx-Κατακόρυφος-τίτλος-και-Κείμενο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Κατακόρυφος-τίτλος-και-Κείμενο-outline6" style:family="presentation" style:parent-style-name="Master1-Layout11-vertTitleAndTx-Κατακόρυφος-τίτλος-και-Κείμενο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Κατακόρυφος-τίτλος-και-Κείμενο-outline7" style:family="presentation" style:parent-style-name="Master1-Layout11-vertTitleAndTx-Κατακόρυφος-τίτλος-και-Κείμενο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Κατακόρυφος-τίτλος-και-Κείμενο-outline8" style:family="presentation" style:parent-style-name="Master1-Layout11-vertTitleAndTx-Κατακόρυφος-τίτλος-και-Κείμενο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Κατακόρυφος-τίτλος-και-Κείμενο-outline9" style:family="presentation" style:parent-style-name="Master1-Layout11-vertTitleAndTx-Κατακόρυφος-τίτλος-και-Κείμενο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Κατακόρυφος-τίτλος-και-Κείμενο-subtitle" style:family="presentation">
      <style:graphic-properties draw:stroke="none" draw:fill="none" draw:textarea-vertical-align="middle">
        <text:list-style style:name="Master1-Layout11-vertTitleAndTx-Κατακόρυφος-τίτλος-και-Κείμενο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Κατακόρυφος-τίτλος-και-Κείμενο-title" style:family="presentation">
      <style:graphic-properties draw:stroke="none" draw:fill="none" draw:textarea-vertical-align="middle">
        <text:list-style style:name="Master1-Layout11-vertTitleAndTx-Κατακόρυφος-τίτλος-και-Κείμενο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3">
      <presentation:placeholder presentation:object="title" svg:x="2.057cm" svg:y="1.743cm" svg:width="23.911cm" svg:height="3.507cm"/>
      <presentation:placeholder presentation:object="object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33">
      <presentation:placeholder presentation:object="title" svg:x="2.057cm" svg:y="1.743cm" svg:width="23.911cm" svg:height="3.507cm"/>
      <presentation:placeholder presentation:object="graphic" svg:x="2.057cm" svg:y="5.838cm" svg:width="11.669cm" svg:height="6.311cm"/>
      <presentation:placeholder presentation:object="graphic" svg:x="14.309cm" svg:y="5.838cm" svg:width="-0.585cm" svg:height="6.311cm"/>
      <presentation:placeholder presentation:object="graphic" svg:x="2.057cm" svg:y="12.748cm" svg:width="11.669cm" svg:height="-0.601cm"/>
      <presentation:placeholder presentation:object="graphic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none" draw:fill="solid" draw:fill-color="#8cadae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5" style:family="graphic" style:parent-style-name="standard">
      <style:graphic-properties draw:stroke="solid" svg:stroke-width="0.026cm" svg:stroke-color="#7b9899" svg:stroke-opacity="100%" draw:stroke-linejoin="miter" draw:fill="none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6" style:family="graphic" style:parent-style-name="standard">
      <style:graphic-properties draw:stroke="dash" draw:stroke-dash="a21" svg:stroke-width="0.026cm" svg:stroke-color="#7b9899" svg:stroke-opacity="100%" draw:stroke-linejoin="round" draw:fill="none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7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141cm" svg:stroke-color="#7b9899" svg:stroke-opacity="100%" draw:fill="solid" draw:fill-color="#ffffff" draw:opacity="100%" draw:textarea-horizontal-align="left" draw:textarea-vertical-align="middle" draw:auto-grow-height="false" draw:auto-grow-width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dash" draw:stroke-dash="a121" svg:stroke-width="0.026cm" svg:stroke-color="#7b9899" svg:stroke-opacity="100%" draw:stroke-linejoin="round" draw:fill="none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0" style:family="graphic" style:parent-style-name="standard">
      <style:graphic-properties draw:stroke="dash" draw:stroke-dash="a184" svg:stroke-width="0.026cm" svg:stroke-color="#7b9899" svg:stroke-opacity="100%" draw:stroke-linejoin="round" draw:fill="none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1" style:family="graphic" style:parent-style-name="standard">
      <style:graphic-properties draw:stroke="dash" draw:stroke-dash="a260" svg:stroke-width="0.026cm" svg:stroke-color="#7b9899" svg:stroke-opacity="100%" draw:stroke-linejoin="round" draw:fill="none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2" style:family="graphic" style:parent-style-name="standard">
      <style:graphic-properties draw:stroke="dash" draw:stroke-dash="a324" svg:stroke-width="0.026cm" svg:stroke-color="#7b9899" svg:stroke-opacity="100%" draw:stroke-linejoin="round" draw:fill="none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3" style:family="graphic" style:parent-style-name="standard">
      <style:graphic-properties draw:stroke="dash" draw:stroke-dash="a416" svg:stroke-width="0.026cm" svg:stroke-color="#7b9899" svg:stroke-opacity="100%" draw:stroke-linejoin="round" draw:fill="none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4" style:family="graphic" style:parent-style-name="standard">
      <style:graphic-properties draw:stroke="dash" draw:stroke-dash="a516" svg:stroke-width="0.026cm" svg:stroke-color="#7b9899" svg:stroke-opacity="100%" draw:stroke-linejoin="round" draw:fill="none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5" style:family="graphic" style:parent-style-name="standard">
      <style:graphic-properties draw:stroke="dash" draw:stroke-dash="a576" svg:stroke-width="0.026cm" svg:stroke-color="#7b9899" svg:stroke-opacity="100%" draw:stroke-linejoin="round" draw:fill="none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6" style:family="graphic" style:parent-style-name="standard">
      <style:graphic-properties draw:stroke="dash" draw:stroke-dash="a632" svg:stroke-width="0.026cm" svg:stroke-color="#7b9899" svg:stroke-opacity="100%" draw:stroke-linejoin="round" draw:fill="none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7" style:family="graphic" style:parent-style-name="standard">
      <style:graphic-properties draw:stroke="dash" draw:stroke-dash="a712" svg:stroke-width="0.026cm" svg:stroke-color="#7b9899" svg:stroke-opacity="100%" draw:stroke-linejoin="round" draw:fill="none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8" style:family="graphic" style:parent-style-name="standard">
      <style:graphic-properties draw:stroke="dash" draw:stroke-dash="a779" svg:stroke-width="0.026cm" svg:stroke-color="#7b9899" svg:stroke-opacity="100%" draw:stroke-linejoin="round" draw:fill="none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9" style:family="graphic" style:parent-style-name="standard">
      <style:graphic-properties draw:stroke="dash" draw:stroke-dash="a855" svg:stroke-width="0.026cm" svg:stroke-color="#7b9899" svg:stroke-opacity="100%" draw:stroke-linejoin="round" draw:fill="none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pr1" style:family="presentation" style:parent-style-name="Master1-Προεπιλογή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2" style:family="presentation" style:parent-style-name="Master1-Προεπιλογή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3" style:family="presentation" style:parent-style-name="Master1-Προεπιλογή-outline1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4" style:family="presentation" style:parent-style-name="Master1-Προεπιλογή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Προεπιλογή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Προεπιλογή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Διαφάνεια-τίτλου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8" style:family="presentation" style:parent-style-name="Master1-Layout1-title-Διαφάνεια-τίτλου-sub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9" style:family="presentation" style:parent-style-name="Master1-Layout1-title-Διαφάνεια-τίτλου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0" style:family="presentation" style:parent-style-name="Master1-Layout1-title-Διαφάνεια-τίτλου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Διαφάνεια-τίτλου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Διαφάνεια-τίτλου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Τίτλος-και-Αντικείμενο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14" style:family="presentation" style:parent-style-name="Master1-Layout2-obj-Τίτλος-και-Αντικείμενο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5" style:family="presentation" style:parent-style-name="Master1-Layout2-obj-Τίτλος-και-Αντικείμενο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6" style:family="presentation" style:parent-style-name="Master1-Layout2-obj-Τίτλος-και-Αντικείμενο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Τίτλος-και-Αντικείμενο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Τίτλος-και-Αντικείμενο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Κεφαλίδα-ενότητας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20" style:family="presentation" style:parent-style-name="Master1-Layout3-secHead-Κεφαλίδα-ενότητας-outline1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21" style:family="presentation" style:parent-style-name="Master1-Layout3-secHead-Κεφαλίδα-ενότητας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22" style:family="presentation" style:parent-style-name="Master1-Layout3-secHead-Κεφαλίδα-ενότητα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Κεφαλίδα-ενότητα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Κεφαλίδα-ενότητα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Δύο-περιεχόμενα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26" style:family="presentation" style:parent-style-name="Master1-Layout4-twoObj-Δύο-περιεχόμενα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27" style:family="presentation" style:parent-style-name="Master1-Layout4-twoObj-Δύο-περιεχόμενα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28" style:family="presentation" style:parent-style-name="Master1-Layout4-twoObj-Δύο-περιεχόμενα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Δύο-περιεχόμενα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Δύο-περιεχόμενα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Σύγκριση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32" style:family="presentation" style:parent-style-name="Master1-Layout5-twoTxTwoObj-Σύγκριση-outline1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33" style:family="presentation" style:parent-style-name="Master1-Layout5-twoTxTwoObj-Σύγκριση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34" style:family="presentation" style:parent-style-name="Master1-Layout5-twoTxTwoObj-Σύγκριση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35" style:family="presentation" style:parent-style-name="Master1-Layout5-twoTxTwoObj-Σύγκριση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Σύγκριση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Σύγκριση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Μόνο-τίτλος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39" style:family="presentation" style:parent-style-name="Master1-Layout6-titleOnly-Μόνο-τίτλος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40" style:family="presentation" style:parent-style-name="Master1-Layout6-titleOnly-Μόνο-τίτλο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Μόνο-τίτλο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Μόνο-τίτλο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Κενή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44" style:family="presentation" style:parent-style-name="Master1-Layout7-blank-Κενή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Κενή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Κενή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Περιεχόμενο-με-λεζάντα-title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48" style:family="presentation" style:parent-style-name="Master1-Layout8-objTx-Περιεχόμενο-με-λεζάντα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49" style:family="presentation" style:parent-style-name="Master1-Layout8-objTx-Περιεχόμενο-με-λεζάντα-outline1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50" style:family="presentation" style:parent-style-name="Master1-Layout8-objTx-Περιεχόμενο-με-λεζάντα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51" style:family="presentation" style:parent-style-name="Master1-Layout8-objTx-Περιεχόμενο-με-λεζάντα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Περιεχόμενο-με-λεζάντα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Περιεχόμενο-με-λεζάντα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Εικόνα-με-λεζάντα-title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55" style:family="presentation" style:parent-style-name="Master1-Layout9-picTx-Εικόνα-με-λεζάντα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56" style:family="presentation" style:parent-style-name="Master1-Layout9-picTx-Εικόνα-με-λεζάντα-outline1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57" style:family="presentation" style:parent-style-name="Master1-Layout9-picTx-Εικόνα-με-λεζάντα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58" style:family="presentation" style:parent-style-name="Master1-Layout9-picTx-Εικόνα-με-λεζάντα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Εικόνα-με-λεζάντα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Εικόνα-με-λεζάντα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Τίτλος-και-Κατακόρυφο-κείμενο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62" style:family="presentation" style:parent-style-name="Master1-Layout10-vertTx-Τίτλος-και-Κατακόρυφο-κείμενο-outline1">
      <style:graphic-properties draw:stroke="none" draw:fill="none" draw:textarea-horizontal-align="right" draw:textarea-vertical-align="top" draw:auto-grow-height="false" draw:auto-grow-width="false" fo:padding-top="0.125cm" fo:padding-bottom="0.125cm" fo:padding-left="0.25cm" fo:padding-right="0.25cm" fo:wrap-option="wrap"/>
      <style:paragraph-properties style:writing-mode="tb-rl"/>
    </style:style>
    <style:style style:name="Mpr63" style:family="presentation" style:parent-style-name="Master1-Layout10-vertTx-Τίτλος-και-Κατακόρυφο-κείμενο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64" style:family="presentation" style:parent-style-name="Master1-Layout10-vertTx-Τίτλος-και-Κατακόρυφο-κείμενο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Τίτλος-και-Κατακόρυφο-κείμενο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Τίτλος-και-Κατακόρυφο-κείμενο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Κατακόρυφος-τίτλος-και-Κείμενο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  <style:paragraph-properties style:writing-mode="tb-rl"/>
    </style:style>
    <style:style style:name="Mpr68" style:family="presentation" style:parent-style-name="Master1-Layout11-vertTitleAndTx-Κατακόρυφος-τίτλος-και-Κείμενο-outline1">
      <style:graphic-properties draw:stroke="none" draw:fill="none" draw:textarea-horizontal-align="right" draw:textarea-vertical-align="top" draw:auto-grow-height="false" draw:auto-grow-width="false" fo:padding-top="0.125cm" fo:padding-bottom="0.125cm" fo:padding-left="0.25cm" fo:padding-right="0.25cm" fo:wrap-option="wrap"/>
      <style:paragraph-properties style:writing-mode="tb-rl"/>
    </style:style>
    <style:style style:name="Mpr69" style:family="presentation" style:parent-style-name="Master1-Layout11-vertTitleAndTx-Κατακόρυφος-τίτλος-και-Κείμενο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70" style:family="presentation" style:parent-style-name="Master1-Layout11-vertTitleAndTx-Κατακόρυφος-τίτλος-και-Κείμενο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Κατακόρυφος-τίτλος-και-Κείμενο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Κατακόρυφος-τίτλος-και-Κείμενο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1.2cm" fo:margin-right="0cm" fo:margin-top="0cm" fo:margin-bottom="0.499cm" fo:line-height="100%" fo:text-align="start" fo:text-indent="-0.9cm" style:punctuation-wrap="hanging" style:writing-mode="lr-tb">
        <style:tab-stops/>
      </style:paragraph-properties>
    </style:style>
    <style:style style:name="MP7" style:family="paragraph">
      <style:paragraph-properties fo:margin-left="2.4cm" fo:margin-right="0cm" fo:margin-top="0cm" fo:margin-bottom="0.4cm" fo:line-height="100%" fo:text-align="start" fo:text-indent="-0.9cm" style:punctuation-wrap="hanging" style:writing-mode="lr-tb">
        <style:tab-stops/>
      </style:paragraph-properties>
    </style:style>
    <style:style style:name="MP8" style:family="paragraph">
      <style:paragraph-properties fo:margin-left="3.6cm" fo:margin-right="0cm" fo:margin-top="0cm" fo:margin-bottom="0.3cm" fo:line-height="100%" fo:text-align="start" fo:text-indent="-0.8cm" style:punctuation-wrap="hanging" style:writing-mode="lr-tb">
        <style:tab-stops/>
      </style:paragraph-properties>
    </style:style>
    <style:style style:name="MP9" style:family="paragraph">
      <style:paragraph-properties fo:margin-left="4.8cm" fo:margin-right="0cm" fo:margin-top="0cm" fo:margin-bottom="0.199cm" fo:line-height="100%" fo:text-align="start" fo:text-indent="-0.6cm" style:punctuation-wrap="hanging" style:writing-mode="lr-tb">
        <style:tab-stops/>
      </style:paragraph-properties>
    </style:style>
    <style:style style:name="MP10" style:family="paragraph">
      <style:paragraph-properties fo:margin-left="6cm" fo:margin-right="0cm" fo:margin-top="0cm" fo:margin-bottom="0.101cm" fo:line-height="100%" fo:text-align="start" fo:text-indent="-0.6cm" style:punctuation-wrap="hanging" style:writing-mode="lr-tb">
        <style:tab-stops/>
      </style:paragraph-properties>
    </style:style>
    <style:style style:name="MP11" style:family="paragraph">
      <style:paragraph-properties fo:margin-left="7.2cm" fo:margin-right="0cm" fo:margin-top="0cm" fo:margin-bottom="0.101cm" fo:line-height="100%" fo:text-align="start" fo:text-indent="-0.6cm" style:punctuation-wrap="hanging" style:writing-mode="lr-tb">
        <style:tab-stops/>
      </style:paragraph-properties>
    </style:style>
    <style:style style:name="MP12" style:family="paragraph">
      <style:paragraph-properties fo:margin-left="8.4cm" fo:margin-right="0cm" fo:margin-top="0cm" fo:margin-bottom="0.101cm" fo:line-height="100%" fo:text-align="start" fo:text-indent="-0.6cm" style:punctuation-wrap="hanging" style:writing-mode="lr-tb">
        <style:tab-stops/>
      </style:paragraph-properties>
    </style:style>
    <style:style style:name="MP13" style:family="paragraph">
      <style:paragraph-properties fo:margin-left="9.6cm" fo:margin-right="0cm" fo:margin-top="0cm" fo:margin-bottom="0.101cm" fo:line-height="100%" fo:text-align="start" fo:text-indent="-0.6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499cm" fo:line-height="10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.499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style:style style:name="MT2" style:family="text">
      <style:text-properties fo:font-variant="normal" fo:text-transform="none" fo:color="#7b9899" style:text-line-through-style="none" style:text-line-through-type="none" style:text-position="0% 100%" style:font-name="Georgia" fo:font-size="33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3pt" style:font-style-asian="normal" style:font-weight-asian="normal" style:font-name-complex="Mangal" style:font-size-complex="33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Georgia" fo:font-size="18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Georgia2" fo:font-size="27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7pt" style:font-style-asian="normal" style:font-weight-asian="normal" style:font-name-complex="Mangal" style:font-size-complex="2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Georgia2" fo:font-size="20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/>
    </style:style>
    <style:style style:name="MT6" style:family="text">
      <style:text-properties fo:font-variant="normal" fo:text-transform="none" fo:color="#646b86" style:text-line-through-style="none" style:text-line-through-type="none" style:text-position="0% 100%" style:font-name="Georgia2" fo:font-size="20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Georgia2" fo:font-size="18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Georgia2" fo:font-size="27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7pt" style:font-style-asian="normal" style:font-weight-asian="normal" style:font-name-complex="Mangal" style:font-size-complex="27pt" style:font-style-complex="normal" style:font-weight-complex="normal"/>
    </style:style>
    <style:style style:name="MT10" style:family="text">
      <style:text-properties fo:text-transform="uppercase" fo:color="#7b9899" style:text-line-through-style="none" style:text-line-through-type="none" style:text-position="0% 100%" style:font-name="Georgia" fo:font-size="40pt" fo:letter-spacing="normal" fo:language="el" fo:country="GR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40pt" style:font-style-asian="normal" style:font-weight-asian="bold" style:font-name-complex="Mangal" style:font-size-complex="40pt" style:font-style-complex="normal" style:font-weight-complex="bold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Georgia2" fo:font-size="20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Georgia2" fo:font-size="28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Georgia2" fo:font-size="24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Georgia2" fo:font-size="24pt" fo:letter-spacing="normal" fo:language="el" fo:country="GR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/>
    </style:style>
    <style:style style:name="MT15" style:family="text">
      <style:text-properties fo:font-variant="normal" fo:text-transform="none" fo:color="#646b86" style:text-line-through-style="none" style:text-line-through-type="none" style:text-position="0% 100%" style:font-name="Georgia2" fo:font-size="18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Georgia2" fo:font-size="16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/>
    </style:style>
    <style:style style:name="MT17" style:family="text">
      <style:text-properties fo:font-variant="normal" fo:text-transform="none" fo:color="#7b9899" style:text-line-through-style="none" style:text-line-through-type="none" style:text-position="0% 100%" style:font-name="Georgia" fo:font-size="20pt" fo:letter-spacing="normal" fo:language="el" fo:country="GR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20pt" style:font-style-asian="normal" style:font-weight-asian="bold" style:font-name-complex="Mangal" style:font-size-complex="20pt" style:font-style-complex="normal" style:font-weight-complex="bold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Georgia2" fo:font-size="32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MT19" style:family="text">
      <style:text-properties fo:font-variant="normal" fo:text-transform="none" fo:color="#646b86" style:text-line-through-style="none" style:text-line-through-type="none" style:text-position="0% 100%" style:font-name="Georgia2" fo:font-size="24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Georgia2" fo:font-size="14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4cm" text:min-label-width="0.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cm" text:min-label-width="0.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2cm" text:min-label-width="0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4cm" text:min-label-width="0.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cm" text:min-label-width="0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cm" text:min-label-width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0.4cm" text:min-label-width="0.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–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4cm"/>
        <style:text-properties style:use-window-font-color="true" fo:font-size="45%"/>
      </text:list-level-style-number>
      <text:list-level-style-number text:level="3" style:num-format="">
        <style:list-level-properties text:space-before="3.6cm"/>
        <style:text-properties style:use-window-font-color="true" fo:font-size="45%"/>
      </text:list-level-style-number>
      <text:list-level-style-number text:level="4" style:num-format="">
        <style:list-level-properties text:space-before="4.8cm"/>
        <style:text-properties style:use-window-font-color="true" fo:font-size="45%"/>
      </text:list-level-style-number>
      <text:list-level-style-number text:level="5" style:num-format="">
        <style:list-level-properties text:space-before="6cm"/>
        <style:text-properties style:use-window-font-color="true" fo:font-size="45%"/>
      </text:list-level-style-number>
      <text:list-level-style-number text:level="6" style:num-format="">
        <style:list-level-properties text:space-before="7.2cm"/>
        <style:text-properties style:use-window-font-color="true" fo:font-size="45%"/>
      </text:list-level-style-number>
      <text:list-level-style-number text:level="7" style:num-format="">
        <style:list-level-properties text:space-before="8.4cm"/>
        <style:text-properties style:use-window-font-color="true" fo:font-size="45%"/>
      </text:list-level-style-number>
      <text:list-level-style-number text:level="8" style:num-format="">
        <style:list-level-properties text:space-before="9.6cm"/>
        <style:text-properties style:use-window-font-color="true" fo:font-size="45%"/>
      </text:list-level-style-number>
      <text:list-level-style-number text:level="9" style:num-format="">
        <style:list-level-properties text:space-before="1.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1 - Θέση κεφαλίδας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2 - Θέση ημερομηνίας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3 - Θέση υποσέλιδου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4 - Θέση αριθμού διαφάνειας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Προεπιλογή" style:page-layout-name="PM1" draw:style-name="Mdp1">
      <draw:custom-shape draw:name="Rectangle 16" draw:style-name="Mgr3" draw:text-style-name="MP1" draw:layer="backgroundobjects" svg:width="25.399cm" svg:height="0.422cm" svg:x="0cm" svg:y="18.627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15" draw:style-name="Mgr3" draw:text-style-name="MP1" draw:layer="backgroundobjects" svg:width="25.399cm" svg:height="3.869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17" draw:style-name="Mgr3" draw:text-style-name="MP1" draw:layer="backgroundobjects" svg:width="0.422cm" svg:height="19.049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18" draw:style-name="Mgr3" draw:text-style-name="MP1" draw:layer="backgroundobjects" svg:width="0.422cm" svg:height="19.049cm" svg:x="24.977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8" draw:style-name="Mgr4" draw:text-style-name="MP1" draw:layer="backgroundobjects" svg:width="24.535cm" svg:height="0.859cm" svg:x="0.415cm" svg:y="17.746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7" draw:style-name="Mgr5" draw:text-style-name="MP1" draw:layer="backgroundobjects" svg:width="24.535cm" svg:height="18.185cm" svg:x="0.423cm" svg:y="0.432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Straight Connector 9" draw:style-name="Mgr6" draw:text-style-name="MP1" draw:layer="backgroundobjects" svg:width="24.536cm" svg:height="0.001cm" svg:x="0.423cm" svg:y="3.546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Oval 11" draw:style-name="Mgr7" draw:text-style-name="MP1" draw:layer="backgroundobjects" svg:width="1.692cm" svg:height="1.692cm" svg:x="11.853cm" svg:y="2.656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custom-shape draw:name="Oval 14" draw:style-name="Mgr8" draw:text-style-name="MP1" draw:layer="backgroundobjects" svg:width="1.167cm" svg:height="1.167cm" svg:x="12.116cm" svg:y="2.918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le 1" presentation:style-name="Mpr1" draw:text-style-name="MP4" draw:layer="backgroundobjects" svg:width="23.706cm" svg:height="2.107cm" svg:x="0.838cm" svg:y="0.635cm" presentation:class="title">
        <draw:text-box>
          <text:list text:style-name="ML2">
            <text:list-item>
              <text:p text:style-name="MP3"><text:span text:style-name="MT2">Κάντε κλικ εδώ για την επεξεργασία της μορφής του κειμένου του τίτλουClick to edit Master title style</text:span></text:p>
            </text:list-item>
          </text:list>
        </draw:text-box>
      </draw:frame>
      <draw:frame draw:name="Date Placeholder 3" presentation:style-name="Mpr2" draw:text-style-name="MP4" draw:layer="backgroundobjects" svg:width="8.457cm" svg:height="1.015cm" svg:x="16.087cm" svg:y="17.792cm" presentation:class="date-time">
        <draw:text-box>
          <text:p text:style-name="MP5"><text:span text:style-name="MT3"><text:date style:data-style-name="D1" text:date-value="2015-06-11">11/6/2015</text:date></text:span></text:p>
        </draw:text-box>
      </draw:frame>
      <draw:frame draw:name="Footer Placeholder 4" presentation:style-name="Mpr2" draw:text-style-name="MP4" draw:layer="backgroundobjects" svg:width="9.947cm" svg:height="1.015cm" svg:x="0.847cm" svg:y="17.808cm" presentation:class="footer">
        <draw:text-box>
          <text:p/>
        </draw:text-box>
      </draw:frame>
      <draw:frame draw:name="Slide Number Placeholder 5" presentation:style-name="Mpr2" draw:text-style-name="MP4" draw:layer="backgroundobjects" svg:width="1.269cm" svg:height="1.225cm" svg:x="12.116cm" svg:y="2.851cm" presentation:class="page-number">
        <draw:text-box>
          <text:p text:style-name="MP5"><text:span text:style-name="MT3"><text:page-number>&lt;number&gt;</text:page-number></text:span></text:p>
        </draw:text-box>
      </draw:frame>
      <draw:frame draw:name="Content Placeholder 7" presentation:style-name="Mpr3" draw:text-style-name="MP4" draw:layer="backgroundobjects" svg:width="23.621cm" svg:height="12.699cm" svg:x="0.838cm" svg:y="4.242cm" presentation:class="outline">
        <draw:text-box>
          <text:list text:style-name="ML4">
            <text:list-item>
              <text:p text:style-name="MP6"><text:span text:style-name="MT4">Κάντε κλικ εδώ για την επεξεργασία της μορφής των κειμένων διάρθρωσης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5">Δεύτερο επίπεδο διάρθρωσης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6">Τρίτο επίπεδο διάρθρωσης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7">Τέταρτο επίπεδο διάρθρωση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5">Πέμπτο επίπεδο διάρθρωσης</text:span></text:p>
                              <text:list>
                                <text:list-item>
                                  <text:p text:style-name="MP11"><text:span text:style-name="MT5">Έκτο επίπεδο διάρθρωσης</text:span></text:p>
                                  <text:list>
                                    <text:list-item>
                                      <text:p text:style-name="MP12"><text:span text:style-name="MT5">Έβδομο επίπεδο διάρθρωσης</text:span></text:p>
                                      <text:list>
                                        <text:list-item>
                                          <text:p text:style-name="MP13"><text:span text:style-name="MT5">Όγδοο επίπεδο διάρθρωση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4">Ένατο επίπεδο διάρθρωσης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1 - Θέση εικόνας διαφάνειας" presentation:style-name="Master1-Προεπιλογή-title" draw:layer="backgroundobjects" svg:width="14.848cm" svg:height="11.136cm" svg:x="3.075cm" svg:y="2.257cm" presentation:class="page"/>
        <draw:frame draw:name="2 - Θέση σημειώσεων" presentation:style-name="Mpr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3 - Θέση κεφαλίδας" presentation:style-name="Mpr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4 - Θέση ημερομηνίας" presentation:style-name="Mpr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5 - Θέση υποσέλιδου" presentation:style-name="Mpr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6 - Θέση αριθμού διαφάνειας" presentation:style-name="Mpr6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-title-Διαφάνεια-τίτλου" style:page-layout-name="PM1" draw:style-name="Mdp1">
      <draw:custom-shape draw:name="Rectangle 16" draw:style-name="Mgr3" draw:text-style-name="MP1" draw:layer="Master1-bg" svg:width="25.399cm" svg:height="0.422cm" svg:x="0cm" svg:y="18.627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15" draw:style-name="Mgr3" draw:text-style-name="MP1" draw:layer="Master1-bg" svg:width="25.399cm" svg:height="3.869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17" draw:style-name="Mgr3" draw:text-style-name="MP1" draw:layer="Master1-bg" svg:width="0.422cm" svg:height="19.049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18" draw:style-name="Mgr3" draw:text-style-name="MP1" draw:layer="Master1-bg" svg:width="0.422cm" svg:height="19.049cm" svg:x="24.977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8" draw:style-name="Mgr4" draw:text-style-name="MP1" draw:layer="Master1-bg" svg:width="24.535cm" svg:height="0.859cm" svg:x="0.415cm" svg:y="17.746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7" draw:style-name="Mgr5" draw:text-style-name="MP1" draw:layer="Master1-bg" svg:width="24.535cm" svg:height="18.185cm" svg:x="0.423cm" svg:y="0.432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Straight Connector 9" draw:style-name="Mgr9" draw:text-style-name="MP1" draw:layer="Master1-bg" svg:width="24.536cm" svg:height="0.001cm" svg:x="0.423cm" svg:y="3.546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Oval 11" draw:style-name="Mgr7" draw:text-style-name="MP1" draw:layer="Master1-bg" svg:width="1.692cm" svg:height="1.692cm" svg:x="11.853cm" svg:y="2.656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custom-shape draw:name="Oval 14" draw:style-name="Mgr8" draw:text-style-name="MP1" draw:layer="Master1-bg" svg:width="1.167cm" svg:height="1.167cm" svg:x="12.116cm" svg:y="2.918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1 - Τίτλος" presentation:style-name="Mpr7" draw:text-style-name="MP4" draw:layer="backgroundobjects" svg:width="21.59cm" svg:height="4.083cm" svg:x="1.905cm" svg:y="5.918cm" presentation:class="title">
        <draw:text-box>
          <text:list text:style-name="ML2">
            <text:list-item>
              <text:p text:style-name="MP3"><text:span text:style-name="MT2">Kλικ για επεξεργασία του τίτλου</text:span></text:p>
            </text:list-item>
          </text:list>
        </draw:text-box>
      </draw:frame>
      <draw:frame draw:name="2 - Υπότιτλος" presentation:style-name="Mpr8" draw:text-style-name="MP4" draw:layer="backgroundobjects" svg:width="17.78cm" svg:height="4.868cm" svg:x="3.81cm" svg:y="10.795cm" presentation:class="subtitle">
        <draw:text-box>
          <text:p text:style-name="MP14"><text:span text:style-name="MT9">Κάντε κλικ για να επεξεργαστείτε τον υπότιτλο του υποδείγματος</text:span></text:p>
        </draw:text-box>
      </draw:frame>
      <draw:frame draw:name="3 - Θέση ημερομηνίας" presentation:style-name="Mpr9" draw:text-style-name="MP4" draw:layer="backgroundobjects" svg:width="8.457cm" svg:height="1.015cm" svg:x="16.087cm" svg:y="17.792cm" presentation:class="date-time">
        <draw:text-box>
          <text:p text:style-name="MP5"><text:span text:style-name="MT3"><text:date style:data-style-name="D1" text:date-value="2015-06-11">11/6/2015</text:date></text:span></text:p>
        </draw:text-box>
      </draw:frame>
      <draw:frame draw:name="4 - Θέση υποσέλιδου" presentation:style-name="Mpr9" draw:text-style-name="MP4" draw:layer="backgroundobjects" svg:width="9.947cm" svg:height="1.015cm" svg:x="0.847cm" svg:y="17.808cm" presentation:class="footer">
        <draw:text-box>
          <text:p/>
        </draw:text-box>
      </draw:frame>
      <draw:frame draw:name="5 - Θέση αριθμού διαφάνειας" presentation:style-name="Mpr9" draw:text-style-name="MP4" draw:layer="backgroundobjects" svg:width="1.269cm" svg:height="1.225cm" svg:x="12.116cm" svg:y="2.851cm" presentation:class="page-number">
        <draw:text-box>
          <text:p text:style-name="MP5"><text:span text:style-name="MT3"><text:page-number>&lt;number&gt;</text:page-number></text:span></text:p>
        </draw:text-box>
      </draw:frame>
      <draw:frame presentation:style-name="Master1-Layout1-title-Διαφάνεια-τίτλου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page-thumbnail draw:name="1 - Θέση εικόνας διαφάνειας" presentation:style-name="Master1-Layout1-title-Διαφάνεια-τίτλου-title" draw:layer="backgroundobjects" svg:width="14.848cm" svg:height="11.136cm" svg:x="3.075cm" svg:y="2.257cm" presentation:class="page"/>
        <draw:frame draw:name="2 - Θέση σημειώσεων" presentation:style-name="Mpr1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3 - Θέση κεφαλίδας" presentation:style-name="Mpr1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4 - Θέση ημερομηνίας" presentation:style-name="Mpr1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5 - Θέση υποσέλιδου" presentation:style-name="Mpr1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6 - Θέση αριθμού διαφάνειας" presentation:style-name="Mpr12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Τίτλος-και-Αντικείμενο" style:page-layout-name="PM1" draw:style-name="Mdp1">
      <draw:custom-shape draw:name="Rectangle 16" draw:style-name="Mgr3" draw:text-style-name="MP1" draw:layer="Master1-bg" svg:width="25.399cm" svg:height="0.422cm" svg:x="0cm" svg:y="18.627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15" draw:style-name="Mgr3" draw:text-style-name="MP1" draw:layer="Master1-bg" svg:width="25.399cm" svg:height="3.869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17" draw:style-name="Mgr3" draw:text-style-name="MP1" draw:layer="Master1-bg" svg:width="0.422cm" svg:height="19.049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18" draw:style-name="Mgr3" draw:text-style-name="MP1" draw:layer="Master1-bg" svg:width="0.422cm" svg:height="19.049cm" svg:x="24.977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8" draw:style-name="Mgr4" draw:text-style-name="MP1" draw:layer="Master1-bg" svg:width="24.535cm" svg:height="0.859cm" svg:x="0.415cm" svg:y="17.746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7" draw:style-name="Mgr5" draw:text-style-name="MP1" draw:layer="Master1-bg" svg:width="24.535cm" svg:height="18.185cm" svg:x="0.423cm" svg:y="0.432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Straight Connector 9" draw:style-name="Mgr10" draw:text-style-name="MP1" draw:layer="Master1-bg" svg:width="24.536cm" svg:height="0.001cm" svg:x="0.423cm" svg:y="3.546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Oval 11" draw:style-name="Mgr7" draw:text-style-name="MP1" draw:layer="Master1-bg" svg:width="1.692cm" svg:height="1.692cm" svg:x="11.853cm" svg:y="2.656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custom-shape draw:name="Oval 14" draw:style-name="Mgr8" draw:text-style-name="MP1" draw:layer="Master1-bg" svg:width="1.167cm" svg:height="1.167cm" svg:x="12.116cm" svg:y="2.918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1 - Τίτλος" presentation:style-name="Mpr13" draw:text-style-name="MP4" draw:layer="backgroundobjects" svg:width="23.706cm" svg:height="2.107cm" svg:x="0.838cm" svg:y="0.635cm" presentation:class="title">
        <draw:text-box>
          <text:list text:style-name="ML2">
            <text:list-item>
              <text:p text:style-name="MP3"><text:span text:style-name="MT2">Kλικ για επεξεργασία του τίτλου</text:span></text:p>
            </text:list-item>
          </text:list>
        </draw:text-box>
      </draw:frame>
      <draw:frame draw:name="2 - Θέση περιεχομένου" presentation:style-name="Mpr14" draw:text-style-name="MP4" draw:layer="backgroundobjects" svg:width="23.621cm" svg:height="12.699cm" svg:x="0.838cm" svg:y="4.242cm" presentation:class="title">
        <draw:text-box>
          <text:list text:style-name="ML4">
            <text:list-item>
              <text:p text:style-name="MP6"><text:span text:style-name="MT4">Kλικ για επεξεργασία των στυλ του υποδείγματος</text:span><text:span text:style-name="MT4"><text:line-break/></text:span><text:span text:style-name="MT5">Δεύτερου επιπέδου</text:span><text:span text:style-name="MT5"><text:line-break/></text:span><text:span text:style-name="MT6">Τρίτου επιπέδου</text:span><text:span text:style-name="MT6"><text:line-break/></text:span><text:span text:style-name="MT7">Τέταρτου επιπέδου</text:span><text:span text:style-name="MT7"><text:line-break/></text:span><text:span text:style-name="MT5">Πέμπτου επιπέδου</text:span></text:p>
            </text:list-item>
          </text:list>
        </draw:text-box>
      </draw:frame>
      <draw:frame draw:name="3 - Θέση ημερομηνίας" presentation:style-name="Mpr15" draw:text-style-name="MP4" draw:layer="backgroundobjects" svg:width="8.457cm" svg:height="1.015cm" svg:x="16.087cm" svg:y="17.792cm" presentation:class="date-time">
        <draw:text-box>
          <text:p text:style-name="MP5"><text:span text:style-name="MT3"><text:date style:data-style-name="D1" text:date-value="2015-06-11">11/6/2015</text:date></text:span></text:p>
        </draw:text-box>
      </draw:frame>
      <draw:frame draw:name="4 - Θέση υποσέλιδου" presentation:style-name="Mpr15" draw:text-style-name="MP4" draw:layer="backgroundobjects" svg:width="9.947cm" svg:height="1.015cm" svg:x="0.847cm" svg:y="17.808cm" presentation:class="footer">
        <draw:text-box>
          <text:p/>
        </draw:text-box>
      </draw:frame>
      <draw:frame draw:name="5 - Θέση αριθμού διαφάνειας" presentation:style-name="Mpr15" draw:text-style-name="MP4" draw:layer="backgroundobjects" svg:width="1.269cm" svg:height="1.225cm" svg:x="12.116cm" svg:y="2.851cm" presentation:class="page-number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page-thumbnail draw:name="1 - Θέση εικόνας διαφάνειας" presentation:style-name="Master1-Layout2-obj-Τίτλος-και-Αντικείμενο-title" draw:layer="backgroundobjects" svg:width="14.848cm" svg:height="11.136cm" svg:x="3.075cm" svg:y="2.257cm" presentation:class="page"/>
        <draw:frame draw:name="2 - Θέση σημειώσεων" presentation:style-name="Mpr1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3 - Θέση κεφαλίδας" presentation:style-name="Mpr1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4 - Θέση ημερομηνίας" presentation:style-name="Mpr1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5 - Θέση υποσέλιδου" presentation:style-name="Mpr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6 - Θέση αριθμού διαφάνειας" presentation:style-name="Mpr18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3-secHead-Κεφαλίδα-ενότητας" style:page-layout-name="PM1" draw:style-name="Mdp1">
      <draw:custom-shape draw:name="Rectangle 16" draw:style-name="Mgr3" draw:text-style-name="MP1" draw:layer="Master1-bg" svg:width="25.399cm" svg:height="0.422cm" svg:x="0cm" svg:y="18.627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15" draw:style-name="Mgr3" draw:text-style-name="MP1" draw:layer="Master1-bg" svg:width="25.399cm" svg:height="3.869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17" draw:style-name="Mgr3" draw:text-style-name="MP1" draw:layer="Master1-bg" svg:width="0.422cm" svg:height="19.049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18" draw:style-name="Mgr3" draw:text-style-name="MP1" draw:layer="Master1-bg" svg:width="0.422cm" svg:height="19.049cm" svg:x="24.977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8" draw:style-name="Mgr4" draw:text-style-name="MP1" draw:layer="Master1-bg" svg:width="24.535cm" svg:height="0.859cm" svg:x="0.415cm" svg:y="17.746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7" draw:style-name="Mgr5" draw:text-style-name="MP1" draw:layer="Master1-bg" svg:width="24.535cm" svg:height="18.185cm" svg:x="0.423cm" svg:y="0.432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Straight Connector 9" draw:style-name="Mgr11" draw:text-style-name="MP1" draw:layer="Master1-bg" svg:width="24.536cm" svg:height="0.001cm" svg:x="0.423cm" svg:y="3.546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Oval 11" draw:style-name="Mgr7" draw:text-style-name="MP1" draw:layer="Master1-bg" svg:width="1.692cm" svg:height="1.692cm" svg:x="11.853cm" svg:y="2.656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custom-shape draw:name="Oval 14" draw:style-name="Mgr8" draw:text-style-name="MP1" draw:layer="Master1-bg" svg:width="1.167cm" svg:height="1.167cm" svg:x="12.116cm" svg:y="2.918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1 - Τίτλος" presentation:style-name="Mpr19" draw:text-style-name="MP4" draw:layer="backgroundobjects" svg:width="21.59cm" svg:height="3.784cm" svg:x="2.006cm" svg:y="12.241cm" presentation:class="title">
        <draw:text-box>
          <text:list text:style-name="ML2">
            <text:list-item>
              <text:p text:style-name="MP5"><text:span text:style-name="MT10">Kλικ για επεξεργασία του τίτλου</text:span></text:p>
            </text:list-item>
          </text:list>
        </draw:text-box>
      </draw:frame>
      <draw:frame draw:name="2 - Θέση κειμένου" presentation:style-name="Mpr20" draw:text-style-name="MP4" draw:layer="backgroundobjects" svg:width="21.59cm" svg:height="4.167cm" svg:x="2.006cm" svg:y="8.074cm" presentation:class="outline">
        <draw:text-box>
          <text:list text:style-name="ML10">
            <text:list-item>
              <text:p text:style-name="MP15"><text:span text:style-name="MT11">Kλικ για επεξεργασία των στυλ του υποδείγματος</text:span></text:p>
            </text:list-item>
          </text:list>
        </draw:text-box>
      </draw:frame>
      <draw:frame draw:name="3 - Θέση ημερομηνίας" presentation:style-name="Mpr21" draw:text-style-name="MP4" draw:layer="backgroundobjects" svg:width="8.457cm" svg:height="1.015cm" svg:x="16.087cm" svg:y="17.792cm" presentation:class="date-time">
        <draw:text-box>
          <text:p text:style-name="MP5"><text:span text:style-name="MT3"><text:date style:data-style-name="D1" text:date-value="2015-06-11">11/6/2015</text:date></text:span></text:p>
        </draw:text-box>
      </draw:frame>
      <draw:frame draw:name="4 - Θέση υποσέλιδου" presentation:style-name="Mpr21" draw:text-style-name="MP4" draw:layer="backgroundobjects" svg:width="9.947cm" svg:height="1.015cm" svg:x="0.847cm" svg:y="17.808cm" presentation:class="footer">
        <draw:text-box>
          <text:p/>
        </draw:text-box>
      </draw:frame>
      <draw:frame draw:name="5 - Θέση αριθμού διαφάνειας" presentation:style-name="Mpr21" draw:text-style-name="MP4" draw:layer="backgroundobjects" svg:width="1.269cm" svg:height="1.225cm" svg:x="12.116cm" svg:y="2.851cm" presentation:class="page-number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page-thumbnail draw:name="1 - Θέση εικόνας διαφάνειας" presentation:style-name="Master1-Layout3-secHead-Κεφαλίδα-ενότητας-title" draw:layer="backgroundobjects" svg:width="14.848cm" svg:height="11.136cm" svg:x="3.075cm" svg:y="2.257cm" presentation:class="page"/>
        <draw:frame draw:name="2 - Θέση σημειώσεων" presentation:style-name="Mpr2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3 - Θέση κεφαλίδας" presentation:style-name="Mpr2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4 - Θέση ημερομηνίας" presentation:style-name="Mpr2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5 - Θέση υποσέλιδου" presentation:style-name="Mpr2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6 - Θέση αριθμού διαφάνειας" presentation:style-name="Mpr24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4-twoObj-Δύο-περιεχόμενα" style:page-layout-name="PM1" draw:style-name="Mdp1">
      <draw:custom-shape draw:name="Rectangle 16" draw:style-name="Mgr3" draw:text-style-name="MP1" draw:layer="Master1-bg" svg:width="25.399cm" svg:height="0.422cm" svg:x="0cm" svg:y="18.627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15" draw:style-name="Mgr3" draw:text-style-name="MP1" draw:layer="Master1-bg" svg:width="25.399cm" svg:height="3.869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17" draw:style-name="Mgr3" draw:text-style-name="MP1" draw:layer="Master1-bg" svg:width="0.422cm" svg:height="19.049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18" draw:style-name="Mgr3" draw:text-style-name="MP1" draw:layer="Master1-bg" svg:width="0.422cm" svg:height="19.049cm" svg:x="24.977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8" draw:style-name="Mgr4" draw:text-style-name="MP1" draw:layer="Master1-bg" svg:width="24.535cm" svg:height="0.859cm" svg:x="0.415cm" svg:y="17.746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7" draw:style-name="Mgr5" draw:text-style-name="MP1" draw:layer="Master1-bg" svg:width="24.535cm" svg:height="18.185cm" svg:x="0.423cm" svg:y="0.432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Straight Connector 9" draw:style-name="Mgr12" draw:text-style-name="MP1" draw:layer="Master1-bg" svg:width="24.536cm" svg:height="0.001cm" svg:x="0.423cm" svg:y="3.546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Oval 11" draw:style-name="Mgr7" draw:text-style-name="MP1" draw:layer="Master1-bg" svg:width="1.692cm" svg:height="1.692cm" svg:x="11.853cm" svg:y="2.656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custom-shape draw:name="Oval 14" draw:style-name="Mgr8" draw:text-style-name="MP1" draw:layer="Master1-bg" svg:width="1.167cm" svg:height="1.167cm" svg:x="12.116cm" svg:y="2.918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1 - Τίτλος" presentation:style-name="Mpr25" draw:text-style-name="MP4" draw:layer="backgroundobjects" svg:width="23.706cm" svg:height="2.107cm" svg:x="0.838cm" svg:y="0.635cm" presentation:class="title">
        <draw:text-box>
          <text:list text:style-name="ML2">
            <text:list-item>
              <text:p text:style-name="MP3"><text:span text:style-name="MT2">Kλικ για επεξεργασία του τίτλου</text:span></text:p>
            </text:list-item>
          </text:list>
        </draw:text-box>
      </draw:frame>
      <draw:frame draw:name="2 - Θέση περιεχομένου" presentation:style-name="Mpr26" draw:text-style-name="MP4" draw:layer="backgroundobjects" svg:width="11.598cm" svg:height="12.7cm" svg:x="0.838cm" svg:y="4.242cm" presentation:class="title">
        <draw:text-box>
          <text:list text:style-name="ML4">
            <text:list-item>
              <text:p text:style-name="MP6"><text:span text:style-name="MT12">Kλικ για επεξεργασία των στυλ του υποδείγματος</text:span><text:span text:style-name="MT12"><text:line-break/></text:span><text:span text:style-name="MT13">Δεύτερου επιπέδου</text:span><text:span text:style-name="MT13"><text:line-break/></text:span><text:span text:style-name="MT6">Τρίτου επιπέδου</text:span><text:span text:style-name="MT6"><text:line-break/></text:span><text:span text:style-name="MT7">Τέταρτου επιπέδου</text:span><text:span text:style-name="MT7"><text:line-break/></text:span><text:span text:style-name="MT7">Πέμπτου επιπέδου</text:span></text:p>
            </text:list-item>
          </text:list>
        </draw:text-box>
      </draw:frame>
      <draw:frame draw:name="3 - Θέση περιεχομένου" presentation:style-name="Mpr26" draw:text-style-name="MP4" draw:layer="backgroundobjects" svg:width="11.602cm" svg:height="12.7cm" svg:x="12.859cm" svg:y="4.242cm" presentation:class="title">
        <draw:text-box>
          <text:list text:style-name="ML4">
            <text:list-item>
              <text:p text:style-name="MP6"><text:span text:style-name="MT12">Kλικ για επεξεργασία των στυλ του υποδείγματος</text:span><text:span text:style-name="MT12"><text:line-break/></text:span><text:span text:style-name="MT13">Δεύτερου επιπέδου</text:span><text:span text:style-name="MT13"><text:line-break/></text:span><text:span text:style-name="MT6">Τρίτου επιπέδου</text:span><text:span text:style-name="MT6"><text:line-break/></text:span><text:span text:style-name="MT7">Τέταρτου επιπέδου</text:span><text:span text:style-name="MT7"><text:line-break/></text:span><text:span text:style-name="MT7">Πέμπτου επιπέδου</text:span></text:p>
            </text:list-item>
          </text:list>
        </draw:text-box>
      </draw:frame>
      <draw:frame draw:name="4 - Θέση ημερομηνίας" presentation:style-name="Mpr27" draw:text-style-name="MP4" draw:layer="backgroundobjects" svg:width="8.457cm" svg:height="1.015cm" svg:x="16.087cm" svg:y="17.792cm" presentation:class="date-time">
        <draw:text-box>
          <text:p text:style-name="MP5"><text:span text:style-name="MT3"><text:date style:data-style-name="D1" text:date-value="2015-06-11">11/6/2015</text:date></text:span></text:p>
        </draw:text-box>
      </draw:frame>
      <draw:frame draw:name="5 - Θέση υποσέλιδου" presentation:style-name="Mpr27" draw:text-style-name="MP4" draw:layer="backgroundobjects" svg:width="9.947cm" svg:height="1.015cm" svg:x="0.847cm" svg:y="17.808cm" presentation:class="footer">
        <draw:text-box>
          <text:p/>
        </draw:text-box>
      </draw:frame>
      <draw:frame draw:name="6 - Θέση αριθμού διαφάνειας" presentation:style-name="Mpr27" draw:text-style-name="MP4" draw:layer="backgroundobjects" svg:width="1.269cm" svg:height="1.225cm" svg:x="12.116cm" svg:y="2.851cm" presentation:class="page-number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page-thumbnail draw:name="1 - Θέση εικόνας διαφάνειας" presentation:style-name="Master1-Layout4-twoObj-Δύο-περιεχόμενα-title" draw:layer="backgroundobjects" svg:width="14.848cm" svg:height="11.136cm" svg:x="3.075cm" svg:y="2.257cm" presentation:class="page"/>
        <draw:frame draw:name="2 - Θέση σημειώσεων" presentation:style-name="Mpr2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3 - Θέση κεφαλίδας" presentation:style-name="Mpr2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4 - Θέση ημερομηνίας" presentation:style-name="Mpr2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5 - Θέση υποσέλιδου" presentation:style-name="Mpr3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6 - Θέση αριθμού διαφάνειας" presentation:style-name="Mpr30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5-twoTxTwoObj-Σύγκριση" style:page-layout-name="PM1" draw:style-name="Mdp1">
      <draw:custom-shape draw:name="Rectangle 16" draw:style-name="Mgr3" draw:text-style-name="MP1" draw:layer="Master1-bg" svg:width="25.399cm" svg:height="0.422cm" svg:x="0cm" svg:y="18.627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15" draw:style-name="Mgr3" draw:text-style-name="MP1" draw:layer="Master1-bg" svg:width="25.399cm" svg:height="3.869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17" draw:style-name="Mgr3" draw:text-style-name="MP1" draw:layer="Master1-bg" svg:width="0.422cm" svg:height="19.049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18" draw:style-name="Mgr3" draw:text-style-name="MP1" draw:layer="Master1-bg" svg:width="0.422cm" svg:height="19.049cm" svg:x="24.977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8" draw:style-name="Mgr4" draw:text-style-name="MP1" draw:layer="Master1-bg" svg:width="24.535cm" svg:height="0.859cm" svg:x="0.415cm" svg:y="17.746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7" draw:style-name="Mgr5" draw:text-style-name="MP1" draw:layer="Master1-bg" svg:width="24.535cm" svg:height="18.185cm" svg:x="0.423cm" svg:y="0.432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Straight Connector 9" draw:style-name="Mgr13" draw:text-style-name="MP1" draw:layer="Master1-bg" svg:width="24.536cm" svg:height="0.001cm" svg:x="0.423cm" svg:y="3.546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Oval 11" draw:style-name="Mgr7" draw:text-style-name="MP1" draw:layer="Master1-bg" svg:width="1.692cm" svg:height="1.692cm" svg:x="11.853cm" svg:y="2.656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custom-shape draw:name="Oval 14" draw:style-name="Mgr8" draw:text-style-name="MP1" draw:layer="Master1-bg" svg:width="1.167cm" svg:height="1.167cm" svg:x="12.116cm" svg:y="2.918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1 - Τίτλος" presentation:style-name="Mpr31" draw:text-style-name="MP4" draw:layer="backgroundobjects" svg:width="22.86cm" svg:height="3.175cm" svg:x="1.27cm" svg:y="0.763cm" presentation:class="title">
        <draw:text-box>
          <text:list text:style-name="ML2">
            <text:list-item>
              <text:p text:style-name="MP3"><text:span text:style-name="MT2">Kλικ για επεξεργασία του τίτλου</text:span></text:p>
            </text:list-item>
          </text:list>
        </draw:text-box>
      </draw:frame>
      <draw:frame draw:name="2 - Θέση κειμένου" presentation:style-name="Mpr32" draw:text-style-name="MP4" draw:layer="backgroundobjects" svg:width="11.223cm" svg:height="1.777cm" svg:x="1.27cm" svg:y="4.264cm" presentation:class="outline">
        <draw:text-box>
          <text:list text:style-name="ML10">
            <text:list-item>
              <text:p text:style-name="MP15"><text:span text:style-name="MT14">Kλικ για επεξεργασία των στυλ του υποδείγματος</text:span></text:p>
            </text:list-item>
          </text:list>
        </draw:text-box>
      </draw:frame>
      <draw:frame draw:name="3 - Θέση περιεχομένου" presentation:style-name="Mpr33" draw:text-style-name="MP4" draw:layer="backgroundobjects" svg:width="11.223cm" svg:height="10.976cm" svg:x="1.27cm" svg:y="6.041cm" presentation:class="title">
        <draw:text-box>
          <text:list text:style-name="ML4">
            <text:list-item>
              <text:p text:style-name="MP6"><text:span text:style-name="MT13">Kλικ για επεξεργασία των στυλ του υποδείγματος</text:span><text:span text:style-name="MT13"><text:line-break/></text:span><text:span text:style-name="MT5">Δεύτερου επιπέδου</text:span><text:span text:style-name="MT5"><text:line-break/></text:span><text:span text:style-name="MT15">Τρίτου επιπέδου</text:span><text:span text:style-name="MT15"><text:line-break/></text:span><text:span text:style-name="MT16">Τέταρτου επιπέδου</text:span><text:span text:style-name="MT16"><text:line-break/></text:span><text:span text:style-name="MT16">Πέμπτου επιπέδου</text:span></text:p>
            </text:list-item>
          </text:list>
        </draw:text-box>
      </draw:frame>
      <draw:frame draw:name="4 - Θέση κειμένου" presentation:style-name="Mpr32" draw:text-style-name="MP4" draw:layer="backgroundobjects" svg:width="11.227cm" svg:height="1.777cm" svg:x="12.903cm" svg:y="4.264cm" presentation:class="outline">
        <draw:text-box>
          <text:list text:style-name="ML10">
            <text:list-item>
              <text:p text:style-name="MP15"><text:span text:style-name="MT14">Kλικ για επεξεργασία των στυλ του υποδείγματος</text:span></text:p>
            </text:list-item>
          </text:list>
        </draw:text-box>
      </draw:frame>
      <draw:frame draw:name="5 - Θέση περιεχομένου" presentation:style-name="Mpr33" draw:text-style-name="MP4" draw:layer="backgroundobjects" svg:width="11.227cm" svg:height="10.976cm" svg:x="12.903cm" svg:y="6.041cm" presentation:class="title">
        <draw:text-box>
          <text:list text:style-name="ML4">
            <text:list-item>
              <text:p text:style-name="MP6"><text:span text:style-name="MT13">Kλικ για επεξεργασία των στυλ του υποδείγματος</text:span><text:span text:style-name="MT13"><text:line-break/></text:span><text:span text:style-name="MT5">Δεύτερου επιπέδου</text:span><text:span text:style-name="MT5"><text:line-break/></text:span><text:span text:style-name="MT15">Τρίτου επιπέδου</text:span><text:span text:style-name="MT15"><text:line-break/></text:span><text:span text:style-name="MT16">Τέταρτου επιπέδου</text:span><text:span text:style-name="MT16"><text:line-break/></text:span><text:span text:style-name="MT16">Πέμπτου επιπέδου</text:span></text:p>
            </text:list-item>
          </text:list>
        </draw:text-box>
      </draw:frame>
      <draw:frame draw:name="6 - Θέση ημερομηνίας" presentation:style-name="Mpr34" draw:text-style-name="MP4" draw:layer="backgroundobjects" svg:width="8.457cm" svg:height="1.015cm" svg:x="16.087cm" svg:y="17.792cm" presentation:class="date-time">
        <draw:text-box>
          <text:p text:style-name="MP5"><text:span text:style-name="MT3"><text:date style:data-style-name="D1" text:date-value="2015-06-11">11/6/2015</text:date></text:span></text:p>
        </draw:text-box>
      </draw:frame>
      <draw:frame draw:name="7 - Θέση υποσέλιδου" presentation:style-name="Mpr34" draw:text-style-name="MP4" draw:layer="backgroundobjects" svg:width="9.947cm" svg:height="1.015cm" svg:x="0.847cm" svg:y="17.808cm" presentation:class="footer">
        <draw:text-box>
          <text:p/>
        </draw:text-box>
      </draw:frame>
      <draw:frame draw:name="8 - Θέση αριθμού διαφάνειας" presentation:style-name="Mpr34" draw:text-style-name="MP4" draw:layer="backgroundobjects" svg:width="1.269cm" svg:height="1.225cm" svg:x="12.116cm" svg:y="2.851cm" presentation:class="page-number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page-thumbnail draw:name="1 - Θέση εικόνας διαφάνειας" presentation:style-name="Master1-Layout5-twoTxTwoObj-Σύγκριση-title" draw:layer="backgroundobjects" svg:width="14.848cm" svg:height="11.136cm" svg:x="3.075cm" svg:y="2.257cm" presentation:class="page"/>
        <draw:frame draw:name="2 - Θέση σημειώσεων" presentation:style-name="Mpr3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3 - Θέση κεφαλίδας" presentation:style-name="Mpr3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4 - Θέση ημερομηνίας" presentation:style-name="Mpr3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5 - Θέση υποσέλιδου" presentation:style-name="Mpr3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6 - Θέση αριθμού διαφάνειας" presentation:style-name="Mpr37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6-titleOnly-Μόνο-τίτλος" style:page-layout-name="PM1" draw:style-name="Mdp1">
      <draw:custom-shape draw:name="Rectangle 16" draw:style-name="Mgr3" draw:text-style-name="MP1" draw:layer="Master1-bg" svg:width="25.399cm" svg:height="0.422cm" svg:x="0cm" svg:y="18.627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15" draw:style-name="Mgr3" draw:text-style-name="MP1" draw:layer="Master1-bg" svg:width="25.399cm" svg:height="3.869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17" draw:style-name="Mgr3" draw:text-style-name="MP1" draw:layer="Master1-bg" svg:width="0.422cm" svg:height="19.049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18" draw:style-name="Mgr3" draw:text-style-name="MP1" draw:layer="Master1-bg" svg:width="0.422cm" svg:height="19.049cm" svg:x="24.977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8" draw:style-name="Mgr4" draw:text-style-name="MP1" draw:layer="Master1-bg" svg:width="24.535cm" svg:height="0.859cm" svg:x="0.415cm" svg:y="17.746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7" draw:style-name="Mgr5" draw:text-style-name="MP1" draw:layer="Master1-bg" svg:width="24.535cm" svg:height="18.185cm" svg:x="0.423cm" svg:y="0.432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Straight Connector 9" draw:style-name="Mgr14" draw:text-style-name="MP1" draw:layer="Master1-bg" svg:width="24.536cm" svg:height="0.001cm" svg:x="0.423cm" svg:y="3.546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Oval 11" draw:style-name="Mgr7" draw:text-style-name="MP1" draw:layer="Master1-bg" svg:width="1.692cm" svg:height="1.692cm" svg:x="11.853cm" svg:y="2.656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custom-shape draw:name="Oval 14" draw:style-name="Mgr8" draw:text-style-name="MP1" draw:layer="Master1-bg" svg:width="1.167cm" svg:height="1.167cm" svg:x="12.116cm" svg:y="2.918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1 - Τίτλος" presentation:style-name="Mpr38" draw:text-style-name="MP4" draw:layer="backgroundobjects" svg:width="23.706cm" svg:height="2.107cm" svg:x="0.838cm" svg:y="0.635cm" presentation:class="title">
        <draw:text-box>
          <text:list text:style-name="ML2">
            <text:list-item>
              <text:p text:style-name="MP3"><text:span text:style-name="MT2">Kλικ για επεξεργασία του τίτλου</text:span></text:p>
            </text:list-item>
          </text:list>
        </draw:text-box>
      </draw:frame>
      <draw:frame draw:name="2 - Θέση ημερομηνίας" presentation:style-name="Mpr39" draw:text-style-name="MP4" draw:layer="backgroundobjects" svg:width="8.457cm" svg:height="1.015cm" svg:x="16.087cm" svg:y="17.792cm" presentation:class="date-time">
        <draw:text-box>
          <text:p text:style-name="MP5"><text:span text:style-name="MT3"><text:date style:data-style-name="D1" text:date-value="2015-06-11">11/6/2015</text:date></text:span></text:p>
        </draw:text-box>
      </draw:frame>
      <draw:frame draw:name="3 - Θέση υποσέλιδου" presentation:style-name="Mpr39" draw:text-style-name="MP4" draw:layer="backgroundobjects" svg:width="9.947cm" svg:height="1.015cm" svg:x="0.847cm" svg:y="17.808cm" presentation:class="footer">
        <draw:text-box>
          <text:p/>
        </draw:text-box>
      </draw:frame>
      <draw:frame draw:name="4 - Θέση αριθμού διαφάνειας" presentation:style-name="Mpr39" draw:text-style-name="MP4" draw:layer="backgroundobjects" svg:width="1.269cm" svg:height="1.225cm" svg:x="12.116cm" svg:y="2.851cm" presentation:class="page-number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page-thumbnail draw:name="1 - Θέση εικόνας διαφάνειας" presentation:style-name="Master1-Layout6-titleOnly-Μόνο-τίτλος-title" draw:layer="backgroundobjects" svg:width="14.848cm" svg:height="11.136cm" svg:x="3.075cm" svg:y="2.257cm" presentation:class="page"/>
        <draw:frame draw:name="2 - Θέση σημειώσεων" presentation:style-name="Mpr4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3 - Θέση κεφαλίδας" presentation:style-name="Mpr4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4 - Θέση ημερομηνίας" presentation:style-name="Mpr4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5 - Θέση υποσέλιδου" presentation:style-name="Mpr4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6 - Θέση αριθμού διαφάνειας" presentation:style-name="Mpr42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7-blank-Κενή" style:page-layout-name="PM1" draw:style-name="Mdp1">
      <draw:custom-shape draw:name="Rectangle 16" draw:style-name="Mgr3" draw:text-style-name="MP1" draw:layer="Master1-bg" svg:width="25.399cm" svg:height="0.422cm" svg:x="0cm" svg:y="18.627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15" draw:style-name="Mgr3" draw:text-style-name="MP1" draw:layer="Master1-bg" svg:width="25.399cm" svg:height="3.869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17" draw:style-name="Mgr3" draw:text-style-name="MP1" draw:layer="Master1-bg" svg:width="0.422cm" svg:height="19.049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18" draw:style-name="Mgr3" draw:text-style-name="MP1" draw:layer="Master1-bg" svg:width="0.422cm" svg:height="19.049cm" svg:x="24.977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8" draw:style-name="Mgr4" draw:text-style-name="MP1" draw:layer="Master1-bg" svg:width="24.535cm" svg:height="0.859cm" svg:x="0.415cm" svg:y="17.746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7" draw:style-name="Mgr5" draw:text-style-name="MP1" draw:layer="Master1-bg" svg:width="24.535cm" svg:height="18.185cm" svg:x="0.423cm" svg:y="0.432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Straight Connector 9" draw:style-name="Mgr15" draw:text-style-name="MP1" draw:layer="Master1-bg" svg:width="24.536cm" svg:height="0.001cm" svg:x="0.423cm" svg:y="3.546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Oval 11" draw:style-name="Mgr7" draw:text-style-name="MP1" draw:layer="Master1-bg" svg:width="1.692cm" svg:height="1.692cm" svg:x="11.853cm" svg:y="2.656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custom-shape draw:name="Oval 14" draw:style-name="Mgr8" draw:text-style-name="MP1" draw:layer="Master1-bg" svg:width="1.167cm" svg:height="1.167cm" svg:x="12.116cm" svg:y="2.918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1 - Θέση ημερομηνίας" presentation:style-name="Mpr43" draw:text-style-name="MP4" draw:layer="backgroundobjects" svg:width="8.457cm" svg:height="1.015cm" svg:x="16.087cm" svg:y="17.792cm" presentation:class="date-time">
        <draw:text-box>
          <text:p text:style-name="MP5"><text:span text:style-name="MT3"><text:date style:data-style-name="D1" text:date-value="2015-06-11">11/6/2015</text:date></text:span></text:p>
        </draw:text-box>
      </draw:frame>
      <draw:frame draw:name="2 - Θέση υποσέλιδου" presentation:style-name="Mpr43" draw:text-style-name="MP4" draw:layer="backgroundobjects" svg:width="9.947cm" svg:height="1.015cm" svg:x="0.847cm" svg:y="17.808cm" presentation:class="footer">
        <draw:text-box>
          <text:p/>
        </draw:text-box>
      </draw:frame>
      <draw:frame draw:name="3 - Θέση αριθμού διαφάνειας" presentation:style-name="Mpr43" draw:text-style-name="MP4" draw:layer="backgroundobjects" svg:width="1.269cm" svg:height="1.225cm" svg:x="12.116cm" svg:y="2.851cm" presentation:class="page-number">
        <draw:text-box>
          <text:p text:style-name="MP5"><text:span text:style-name="MT3"><text:page-number>&lt;number&gt;</text:page-number></text:span></text:p>
        </draw:text-box>
      </draw:frame>
      <draw:frame presentation:style-name="Master1-Layout7-blank-Κενή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Κενή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page-thumbnail draw:name="1 - Θέση εικόνας διαφάνειας" presentation:style-name="Master1-Layout7-blank-Κενή-title" draw:layer="backgroundobjects" svg:width="14.848cm" svg:height="11.136cm" svg:x="3.075cm" svg:y="2.257cm" presentation:class="page"/>
        <draw:frame draw:name="2 - Θέση σημειώσεων" presentation:style-name="Mpr4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3 - Θέση κεφαλίδας" presentation:style-name="Mpr4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4 - Θέση ημερομηνίας" presentation:style-name="Mpr4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5 - Θέση υποσέλιδου" presentation:style-name="Mpr4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6 - Θέση αριθμού διαφάνειας" presentation:style-name="Mpr46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8-objTx-Περιεχόμενο-με-λεζάντα" style:page-layout-name="PM1" draw:style-name="Mdp1">
      <draw:custom-shape draw:name="Rectangle 16" draw:style-name="Mgr3" draw:text-style-name="MP1" draw:layer="Master1-bg" svg:width="25.399cm" svg:height="0.422cm" svg:x="0cm" svg:y="18.627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15" draw:style-name="Mgr3" draw:text-style-name="MP1" draw:layer="Master1-bg" svg:width="25.399cm" svg:height="3.869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17" draw:style-name="Mgr3" draw:text-style-name="MP1" draw:layer="Master1-bg" svg:width="0.422cm" svg:height="19.049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18" draw:style-name="Mgr3" draw:text-style-name="MP1" draw:layer="Master1-bg" svg:width="0.422cm" svg:height="19.049cm" svg:x="24.977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8" draw:style-name="Mgr4" draw:text-style-name="MP1" draw:layer="Master1-bg" svg:width="24.535cm" svg:height="0.859cm" svg:x="0.415cm" svg:y="17.746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7" draw:style-name="Mgr5" draw:text-style-name="MP1" draw:layer="Master1-bg" svg:width="24.535cm" svg:height="18.185cm" svg:x="0.423cm" svg:y="0.432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Straight Connector 9" draw:style-name="Mgr16" draw:text-style-name="MP1" draw:layer="Master1-bg" svg:width="24.536cm" svg:height="0.001cm" svg:x="0.423cm" svg:y="3.546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Oval 11" draw:style-name="Mgr7" draw:text-style-name="MP1" draw:layer="Master1-bg" svg:width="1.692cm" svg:height="1.692cm" svg:x="11.853cm" svg:y="2.656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custom-shape draw:name="Oval 14" draw:style-name="Mgr8" draw:text-style-name="MP1" draw:layer="Master1-bg" svg:width="1.167cm" svg:height="1.167cm" svg:x="12.116cm" svg:y="2.918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1 - Τίτλος" presentation:style-name="Mpr47" draw:text-style-name="MP4" draw:layer="backgroundobjects" svg:width="8.356cm" svg:height="3.228cm" svg:x="1.27cm" svg:y="0.758cm" presentation:class="title">
        <draw:text-box>
          <text:list text:style-name="ML2">
            <text:list-item>
              <text:p text:style-name="MP5"><text:span text:style-name="MT17">Kλικ για επεξεργασία του τίτλου</text:span></text:p>
            </text:list-item>
          </text:list>
        </draw:text-box>
      </draw:frame>
      <draw:frame draw:name="2 - Θέση περιεχομένου" presentation:style-name="Mpr48" draw:text-style-name="MP4" draw:layer="backgroundobjects" svg:width="14.199cm" svg:height="16.259cm" svg:x="9.931cm" svg:y="0.758cm" presentation:class="title">
        <draw:text-box>
          <text:list text:style-name="ML4">
            <text:list-item>
              <text:p text:style-name="MP6"><text:span text:style-name="MT18">Kλικ για επεξεργασία των στυλ του υποδείγματος</text:span><text:span text:style-name="MT18"><text:line-break/></text:span><text:span text:style-name="MT12">Δεύτερου επιπέδου</text:span><text:span text:style-name="MT12"><text:line-break/></text:span><text:span text:style-name="MT19">Τρίτου επιπέδου</text:span><text:span text:style-name="MT19"><text:line-break/></text:span><text:span text:style-name="MT5">Τέταρτου επιπέδου</text:span><text:span text:style-name="MT5"><text:line-break/></text:span><text:span text:style-name="MT5">Πέμπτου επιπέδου</text:span></text:p>
            </text:list-item>
          </text:list>
        </draw:text-box>
      </draw:frame>
      <draw:frame draw:name="3 - Θέση κειμένου" presentation:style-name="Mpr49" draw:text-style-name="MP4" draw:layer="backgroundobjects" svg:width="8.356cm" svg:height="13.031cm" svg:x="1.27cm" svg:y="3.986cm" presentation:class="outline">
        <draw:text-box>
          <text:list text:style-name="ML10">
            <text:list-item>
              <text:p text:style-name="MP15"><text:span text:style-name="MT20">Kλικ για επεξεργασία των στυλ του υποδείγματος</text:span></text:p>
            </text:list-item>
          </text:list>
        </draw:text-box>
      </draw:frame>
      <draw:frame draw:name="4 - Θέση ημερομηνίας" presentation:style-name="Mpr50" draw:text-style-name="MP4" draw:layer="backgroundobjects" svg:width="8.457cm" svg:height="1.015cm" svg:x="16.087cm" svg:y="17.792cm" presentation:class="date-time">
        <draw:text-box>
          <text:p text:style-name="MP5"><text:span text:style-name="MT3"><text:date style:data-style-name="D1" text:date-value="2015-06-11">11/6/2015</text:date></text:span></text:p>
        </draw:text-box>
      </draw:frame>
      <draw:frame draw:name="5 - Θέση υποσέλιδου" presentation:style-name="Mpr50" draw:text-style-name="MP4" draw:layer="backgroundobjects" svg:width="9.947cm" svg:height="1.015cm" svg:x="0.847cm" svg:y="17.808cm" presentation:class="footer">
        <draw:text-box>
          <text:p/>
        </draw:text-box>
      </draw:frame>
      <draw:frame draw:name="6 - Θέση αριθμού διαφάνειας" presentation:style-name="Mpr50" draw:text-style-name="MP4" draw:layer="backgroundobjects" svg:width="1.269cm" svg:height="1.225cm" svg:x="12.116cm" svg:y="2.851cm" presentation:class="page-number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page-thumbnail draw:name="1 - Θέση εικόνας διαφάνειας" presentation:style-name="Master1-Layout8-objTx-Περιεχόμενο-με-λεζάντα-title" draw:layer="backgroundobjects" svg:width="14.848cm" svg:height="11.136cm" svg:x="3.075cm" svg:y="2.257cm" presentation:class="page"/>
        <draw:frame draw:name="2 - Θέση σημειώσεων" presentation:style-name="Mpr5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3 - Θέση κεφαλίδας" presentation:style-name="Mpr5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4 - Θέση ημερομηνίας" presentation:style-name="Mpr5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5 - Θέση υποσέλιδου" presentation:style-name="Mpr5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6 - Θέση αριθμού διαφάνειας" presentation:style-name="Mpr53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9-picTx-Εικόνα-με-λεζάντα" style:page-layout-name="PM1" draw:style-name="Mdp1">
      <draw:custom-shape draw:name="Rectangle 16" draw:style-name="Mgr3" draw:text-style-name="MP1" draw:layer="Master1-bg" svg:width="25.399cm" svg:height="0.422cm" svg:x="0cm" svg:y="18.627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15" draw:style-name="Mgr3" draw:text-style-name="MP1" draw:layer="Master1-bg" svg:width="25.399cm" svg:height="3.869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17" draw:style-name="Mgr3" draw:text-style-name="MP1" draw:layer="Master1-bg" svg:width="0.422cm" svg:height="19.049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18" draw:style-name="Mgr3" draw:text-style-name="MP1" draw:layer="Master1-bg" svg:width="0.422cm" svg:height="19.049cm" svg:x="24.977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8" draw:style-name="Mgr4" draw:text-style-name="MP1" draw:layer="Master1-bg" svg:width="24.535cm" svg:height="0.859cm" svg:x="0.415cm" svg:y="17.746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7" draw:style-name="Mgr5" draw:text-style-name="MP1" draw:layer="Master1-bg" svg:width="24.535cm" svg:height="18.185cm" svg:x="0.423cm" svg:y="0.432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Straight Connector 9" draw:style-name="Mgr17" draw:text-style-name="MP1" draw:layer="Master1-bg" svg:width="24.536cm" svg:height="0.001cm" svg:x="0.423cm" svg:y="3.546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Oval 11" draw:style-name="Mgr7" draw:text-style-name="MP1" draw:layer="Master1-bg" svg:width="1.692cm" svg:height="1.692cm" svg:x="11.853cm" svg:y="2.656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custom-shape draw:name="Oval 14" draw:style-name="Mgr8" draw:text-style-name="MP1" draw:layer="Master1-bg" svg:width="1.167cm" svg:height="1.167cm" svg:x="12.116cm" svg:y="2.918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1 - Τίτλος" presentation:style-name="Mpr54" draw:text-style-name="MP4" draw:layer="backgroundobjects" svg:width="15.24cm" svg:height="1.574cm" svg:x="4.979cm" svg:y="13.335cm" presentation:class="title">
        <draw:text-box>
          <text:list text:style-name="ML2">
            <text:list-item>
              <text:p text:style-name="MP5"><text:span text:style-name="MT17">Kλικ για επεξεργασία του τίτλου</text:span></text:p>
            </text:list-item>
          </text:list>
        </draw:text-box>
      </draw:frame>
      <draw:frame draw:name="2 - Θέση εικόνας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3 - Θέση κειμένου" presentation:style-name="Mpr56" draw:text-style-name="MP4" draw:layer="backgroundobjects" svg:width="15.24cm" svg:height="2.236cm" svg:x="4.979cm" svg:y="14.909cm" presentation:class="outline">
        <draw:text-box>
          <text:list text:style-name="ML10">
            <text:list-item>
              <text:p text:style-name="MP15"><text:span text:style-name="MT20">Kλικ για επεξεργασία των στυλ του υποδείγματος</text:span></text:p>
            </text:list-item>
          </text:list>
        </draw:text-box>
      </draw:frame>
      <draw:frame draw:name="4 - Θέση ημερομηνίας" presentation:style-name="Mpr57" draw:text-style-name="MP4" draw:layer="backgroundobjects" svg:width="8.457cm" svg:height="1.015cm" svg:x="16.087cm" svg:y="17.792cm" presentation:class="date-time">
        <draw:text-box>
          <text:p text:style-name="MP5"><text:span text:style-name="MT3"><text:date style:data-style-name="D1" text:date-value="2015-06-11">11/6/2015</text:date></text:span></text:p>
        </draw:text-box>
      </draw:frame>
      <draw:frame draw:name="5 - Θέση υποσέλιδου" presentation:style-name="Mpr57" draw:text-style-name="MP4" draw:layer="backgroundobjects" svg:width="9.947cm" svg:height="1.015cm" svg:x="0.847cm" svg:y="17.808cm" presentation:class="footer">
        <draw:text-box>
          <text:p/>
        </draw:text-box>
      </draw:frame>
      <draw:frame draw:name="6 - Θέση αριθμού διαφάνειας" presentation:style-name="Mpr57" draw:text-style-name="MP4" draw:layer="backgroundobjects" svg:width="1.269cm" svg:height="1.225cm" svg:x="12.116cm" svg:y="2.851cm" presentation:class="page-number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page-thumbnail draw:name="1 - Θέση εικόνας διαφάνειας" presentation:style-name="Master1-Layout9-picTx-Εικόνα-με-λεζάντα-title" draw:layer="backgroundobjects" svg:width="14.848cm" svg:height="11.136cm" svg:x="3.075cm" svg:y="2.257cm" presentation:class="page"/>
        <draw:frame draw:name="2 - Θέση σημειώσεων" presentation:style-name="Mpr5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3 - Θέση κεφαλίδας" presentation:style-name="Mpr5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4 - Θέση ημερομηνίας" presentation:style-name="Mpr5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5 - Θέση υποσέλιδου" presentation:style-name="Mpr6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6 - Θέση αριθμού διαφάνειας" presentation:style-name="Mpr60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0-vertTx-Τίτλος-και-Κατακόρυφο-κείμενο" style:page-layout-name="PM1" draw:style-name="Mdp1">
      <draw:custom-shape draw:name="Rectangle 16" draw:style-name="Mgr3" draw:text-style-name="MP1" draw:layer="Master1-bg" svg:width="25.399cm" svg:height="0.422cm" svg:x="0cm" svg:y="18.627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15" draw:style-name="Mgr3" draw:text-style-name="MP1" draw:layer="Master1-bg" svg:width="25.399cm" svg:height="3.869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17" draw:style-name="Mgr3" draw:text-style-name="MP1" draw:layer="Master1-bg" svg:width="0.422cm" svg:height="19.049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18" draw:style-name="Mgr3" draw:text-style-name="MP1" draw:layer="Master1-bg" svg:width="0.422cm" svg:height="19.049cm" svg:x="24.977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8" draw:style-name="Mgr4" draw:text-style-name="MP1" draw:layer="Master1-bg" svg:width="24.535cm" svg:height="0.859cm" svg:x="0.415cm" svg:y="17.746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7" draw:style-name="Mgr5" draw:text-style-name="MP1" draw:layer="Master1-bg" svg:width="24.535cm" svg:height="18.185cm" svg:x="0.423cm" svg:y="0.432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Straight Connector 9" draw:style-name="Mgr18" draw:text-style-name="MP1" draw:layer="Master1-bg" svg:width="24.536cm" svg:height="0.001cm" svg:x="0.423cm" svg:y="3.546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Oval 11" draw:style-name="Mgr7" draw:text-style-name="MP1" draw:layer="Master1-bg" svg:width="1.692cm" svg:height="1.692cm" svg:x="11.853cm" svg:y="2.656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custom-shape draw:name="Oval 14" draw:style-name="Mgr8" draw:text-style-name="MP1" draw:layer="Master1-bg" svg:width="1.167cm" svg:height="1.167cm" svg:x="12.116cm" svg:y="2.918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1 - Τίτλος" presentation:style-name="Mpr61" draw:text-style-name="MP4" draw:layer="backgroundobjects" svg:width="23.706cm" svg:height="2.107cm" svg:x="0.838cm" svg:y="0.635cm" presentation:class="title">
        <draw:text-box>
          <text:list text:style-name="ML2">
            <text:list-item>
              <text:p text:style-name="MP3"><text:span text:style-name="MT2">Kλικ για επεξεργασία του τίτλου</text:span></text:p>
            </text:list-item>
          </text:list>
        </draw:text-box>
      </draw:frame>
      <draw:frame draw:name="2 - Θέση κατακόρυφου κειμένου" presentation:style-name="Mpr62" draw:text-style-name="MP16" draw:layer="backgroundobjects" svg:width="23.621cm" svg:height="12.699cm" svg:x="0.838cm" svg:y="4.242cm" presentation:class="outline">
        <draw:text-box>
          <text:list text:style-name="ML4">
            <text:list-item>
              <text:p text:style-name="MP6"><text:span text:style-name="MT4">Kλικ για επεξεργασία των στυλ του υποδείγματος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5">Δεύτερου επιπέδου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6">Τρίτου επιπέδου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7">Τέταρτου επιπέδου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5">Πέμπτου επιπέδου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- Θέση ημερομηνίας" presentation:style-name="Mpr63" draw:text-style-name="MP4" draw:layer="backgroundobjects" svg:width="8.457cm" svg:height="1.015cm" svg:x="16.087cm" svg:y="17.792cm" presentation:class="date-time">
        <draw:text-box>
          <text:p text:style-name="MP5"><text:span text:style-name="MT3"><text:date style:data-style-name="D1" text:date-value="2015-06-11">11/6/2015</text:date></text:span></text:p>
        </draw:text-box>
      </draw:frame>
      <draw:frame draw:name="4 - Θέση υποσέλιδου" presentation:style-name="Mpr63" draw:text-style-name="MP4" draw:layer="backgroundobjects" svg:width="9.947cm" svg:height="1.015cm" svg:x="0.847cm" svg:y="17.808cm" presentation:class="footer">
        <draw:text-box>
          <text:p/>
        </draw:text-box>
      </draw:frame>
      <draw:frame draw:name="5 - Θέση αριθμού διαφάνειας" presentation:style-name="Mpr63" draw:text-style-name="MP4" draw:layer="backgroundobjects" svg:width="1.269cm" svg:height="1.225cm" svg:x="12.116cm" svg:y="2.851cm" presentation:class="page-number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page-thumbnail draw:name="1 - Θέση εικόνας διαφάνειας" presentation:style-name="Master1-Layout10-vertTx-Τίτλος-και-Κατακόρυφο-κείμενο-title" draw:layer="backgroundobjects" svg:width="14.848cm" svg:height="11.136cm" svg:x="3.075cm" svg:y="2.257cm" presentation:class="page"/>
        <draw:frame draw:name="2 - Θέση σημειώσεων" presentation:style-name="Mpr6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3 - Θέση κεφαλίδας" presentation:style-name="Mpr6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4 - Θέση ημερομηνίας" presentation:style-name="Mpr6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5 - Θέση υποσέλιδου" presentation:style-name="Mpr6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6 - Θέση αριθμού διαφάνειας" presentation:style-name="Mpr66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1-vertTitleAndTx-Κατακόρυφος-τίτλος-και-Κείμενο" style:page-layout-name="PM1" draw:style-name="Mdp1">
      <draw:custom-shape draw:name="Rectangle 16" draw:style-name="Mgr3" draw:text-style-name="MP1" draw:layer="Master1-bg" svg:width="25.399cm" svg:height="0.422cm" svg:x="0cm" svg:y="18.627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15" draw:style-name="Mgr3" draw:text-style-name="MP1" draw:layer="Master1-bg" svg:width="25.399cm" svg:height="3.869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17" draw:style-name="Mgr3" draw:text-style-name="MP1" draw:layer="Master1-bg" svg:width="0.422cm" svg:height="19.049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18" draw:style-name="Mgr3" draw:text-style-name="MP1" draw:layer="Master1-bg" svg:width="0.422cm" svg:height="19.049cm" svg:x="24.977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8" draw:style-name="Mgr4" draw:text-style-name="MP1" draw:layer="Master1-bg" svg:width="24.535cm" svg:height="0.859cm" svg:x="0.415cm" svg:y="17.746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tangle 7" draw:style-name="Mgr5" draw:text-style-name="MP1" draw:layer="Master1-bg" svg:width="24.535cm" svg:height="18.185cm" svg:x="0.423cm" svg:y="0.432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Straight Connector 9" draw:style-name="Mgr19" draw:text-style-name="MP1" draw:layer="Master1-bg" svg:width="24.536cm" svg:height="0.001cm" svg:x="0.423cm" svg:y="3.546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Oval 11" draw:style-name="Mgr7" draw:text-style-name="MP1" draw:layer="Master1-bg" svg:width="1.692cm" svg:height="1.692cm" svg:x="11.853cm" svg:y="2.656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custom-shape draw:name="Oval 14" draw:style-name="Mgr8" draw:text-style-name="MP1" draw:layer="Master1-bg" svg:width="1.167cm" svg:height="1.167cm" svg:x="12.116cm" svg:y="2.918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1 - Κατακόρυφος τίτλος" presentation:style-name="Mpr67" draw:text-style-name="MP16" draw:layer="backgroundobjects" svg:width="5.927cm" svg:height="16.307cm" svg:x="18.618cm" svg:y="0.635cm" presentation:class="title">
        <draw:text-box>
          <text:list text:style-name="ML2">
            <text:list-item>
              <text:p text:style-name="MP3"><text:span text:style-name="MT2">Kλικ για επεξεργασία του τίτλου</text:span></text:p>
            </text:list-item>
          </text:list>
        </draw:text-box>
      </draw:frame>
      <draw:frame draw:name="2 - Θέση κατακόρυφου κειμένου" presentation:style-name="Mpr68" draw:text-style-name="MP16" draw:layer="backgroundobjects" svg:width="17.357cm" svg:height="16.307cm" svg:x="0.838cm" svg:y="0.635cm" presentation:class="outline">
        <draw:text-box>
          <text:list text:style-name="ML4">
            <text:list-item>
              <text:p text:style-name="MP6"><text:span text:style-name="MT4">Kλικ για επεξεργασία των στυλ του υποδείγματος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5">Δεύτερου επιπέδου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6">Τρίτου επιπέδου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7">Τέταρτου επιπέδου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5">Πέμπτου επιπέδου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- Θέση ημερομηνίας" presentation:style-name="Mpr69" draw:text-style-name="MP4" draw:layer="backgroundobjects" svg:width="8.457cm" svg:height="1.015cm" svg:x="16.087cm" svg:y="17.792cm" presentation:class="date-time">
        <draw:text-box>
          <text:p text:style-name="MP5"><text:span text:style-name="MT3"><text:date style:data-style-name="D1" text:date-value="2015-06-11">11/6/2015</text:date></text:span></text:p>
        </draw:text-box>
      </draw:frame>
      <draw:frame draw:name="4 - Θέση υποσέλιδου" presentation:style-name="Mpr69" draw:text-style-name="MP4" draw:layer="backgroundobjects" svg:width="9.947cm" svg:height="1.015cm" svg:x="0.847cm" svg:y="17.808cm" presentation:class="footer">
        <draw:text-box>
          <text:p/>
        </draw:text-box>
      </draw:frame>
      <draw:frame draw:name="5 - Θέση αριθμού διαφάνειας" presentation:style-name="Mpr69" draw:text-style-name="MP4" draw:layer="backgroundobjects" svg:width="1.269cm" svg:height="1.225cm" svg:x="12.116cm" svg:y="2.851cm" presentation:class="page-number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page-thumbnail draw:name="1 - Θέση εικόνας διαφάνειας" presentation:style-name="Master1-Layout11-vertTitleAndTx-Κατακόρυφος-τίτλος-και-Κείμενο-title" draw:layer="backgroundobjects" svg:width="14.848cm" svg:height="11.136cm" svg:x="3.075cm" svg:y="2.257cm" presentation:class="page"/>
        <draw:frame draw:name="2 - Θέση σημειώσεων" presentation:style-name="Mpr7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3 - Θέση κεφαλίδας" presentation:style-name="Mpr7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4 - Θέση ημερομηνίας" presentation:style-name="Mpr7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5 - Θέση υποσέλιδου" presentation:style-name="Mpr7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6 - Θέση αριθμού διαφάνειας" presentation:style-name="Mpr72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 LibreOffice_project/420$Build-3</meta:generator>
    <dc:title>ΝΩΡΙ</dc:title>
    <meta:initial-creator>Fipo Pol</meta:initial-creator>
    <meta:creation-date>2015-06-11T14:43:38Z</meta:creation-date>
    <dc:date>2015-06-11T19:45:23.242484364</dc:date>
    <meta:editing-cycles>3</meta:editing-cycles>
    <meta:editing-duration>PT10M1S</meta:editing-duration>
    <meta:document-statistic meta:object-count="308"/>
  </office:meta>
</office:document-meta>
</file>